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officeooo:rsid="00537cbd" officeooo:paragraph-rsid="001f4bc5" style:font-size-asian="16pt" style:font-size-complex="16pt"/>
    </style:style>
    <style:style style:name="P2" style:family="paragraph" style:parent-style-name="Standard">
      <style:text-properties fo:font-size="16pt" fo:font-weight="bold" officeooo:rsid="006c2078" officeooo:paragraph-rsid="001f4bc5"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20pt" fo:font-weight="bold" officeooo:paragraph-rsid="001f4bc5" fo:background-color="#ff0000" style:font-size-asian="20pt" style:font-weight-asian="bold" style:font-size-complex="20pt" style:font-weight-complex="bold"/>
    </style:style>
    <style:style style:name="P4" style:family="paragraph" style:parent-style-name="Text_20_body">
      <style:paragraph-properties fo:margin-top="0cm" fo:margin-bottom="0cm" loext:contextual-spacing="false"/>
      <style:text-properties fo:font-size="16pt" officeooo:rsid="00537cbd" officeooo:paragraph-rsid="001f4bc5" style:font-size-asian="16pt" style:font-size-complex="16pt"/>
    </style:style>
    <style:style style:name="P5" style:family="paragraph" style:parent-style-name="Preformatted_20_Text">
      <style:paragraph-properties fo:margin-top="0cm" fo:margin-bottom="0cm" loext:contextual-spacing="false"/>
      <style:text-properties fo:font-size="16pt" fo:language="ru" fo:country="RU" officeooo:rsid="00537cbd" officeooo:paragraph-rsid="001f4bc5" style:font-size-asian="16pt" style:font-size-complex="16pt"/>
    </style:style>
    <style:style style:name="P6" style:family="paragraph" style:parent-style-name="Preformatted_20_Text">
      <style:paragraph-properties fo:margin-top="0cm" fo:margin-bottom="0cm" loext:contextual-spacing="false"/>
      <style:text-properties fo:font-size="16pt" fo:language="ru" fo:country="RU" officeooo:rsid="0006d002" officeooo:paragraph-rsid="001f4bc5" style:font-size-asian="16pt" style:font-size-complex="16pt"/>
    </style:style>
    <style:style style:name="P7" style:family="paragraph" style:parent-style-name="Preformatted_20_Text">
      <style:paragraph-properties fo:margin-top="0cm" fo:margin-bottom="0cm" loext:contextual-spacing="false"/>
      <style:text-properties fo:font-size="16pt" officeooo:rsid="0006d002" officeooo:paragraph-rsid="001f4bc5" style:font-size-asian="16pt" style:font-size-complex="16pt"/>
    </style:style>
    <style:style style:name="P8" style:family="paragraph" style:parent-style-name="Preformatted_20_Text">
      <style:paragraph-properties fo:margin-top="0cm" fo:margin-bottom="0cm" loext:contextual-spacing="false"/>
      <style:text-properties officeooo:paragraph-rsid="001f4bc5"/>
    </style:style>
    <style:style style:name="P9" style:family="paragraph" style:parent-style-name="Preformatted_20_Text">
      <style:paragraph-properties fo:margin-top="0cm" fo:margin-bottom="0cm" loext:contextual-spacing="false"/>
      <style:text-properties fo:language="ru" fo:country="RU" officeooo:paragraph-rsid="001f4bc5"/>
    </style:style>
    <style:style style:name="P10" style:family="paragraph" style:parent-style-name="Preformatted_20_Text">
      <style:paragraph-properties fo:margin-top="0cm" fo:margin-bottom="0cm" loext:contextual-spacing="false"/>
      <style:text-properties fo:font-size="14pt" officeooo:paragraph-rsid="001f4bc5" style:font-size-asian="14pt" style:font-size-complex="14pt"/>
    </style:style>
    <style:style style:name="P11" style:family="paragraph" style:parent-style-name="Preformatted_20_Text">
      <style:paragraph-properties fo:margin-top="0cm" fo:margin-bottom="0cm" loext:contextual-spacing="false"/>
      <style:text-properties fo:font-size="14pt" officeooo:rsid="0006d002" officeooo:paragraph-rsid="001f4bc5" style:font-size-asian="14pt" style:font-size-complex="14pt"/>
    </style:style>
    <style:style style:name="P12" style:family="paragraph" style:parent-style-name="Heading_20_4">
      <style:paragraph-properties fo:margin-top="0cm" fo:margin-bottom="0cm" loext:contextual-spacing="false"/>
      <style:text-properties fo:font-size="16pt" fo:language="ru" fo:country="RU" officeooo:rsid="00537cbd" officeooo:paragraph-rsid="001f4bc5" style:font-size-asian="16pt" style:font-size-complex="16pt"/>
    </style:style>
    <style:style style:name="P13" style:family="paragraph" style:parent-style-name="Heading_20_4">
      <style:paragraph-properties fo:margin-top="0cm" fo:margin-bottom="0cm" loext:contextual-spacing="false"/>
      <style:text-properties fo:font-size="16pt" fo:language="ru" fo:country="RU" officeooo:rsid="0006d002" officeooo:paragraph-rsid="001f4bc5" style:font-size-asian="16pt" style:font-size-complex="16pt"/>
    </style:style>
    <style:style style:name="P14" style:family="paragraph" style:parent-style-name="Heading_20_4">
      <style:paragraph-properties fo:margin-top="0cm" fo:margin-bottom="0cm" loext:contextual-spacing="false"/>
      <style:text-properties fo:font-size="16pt" officeooo:rsid="0006d002" officeooo:paragraph-rsid="001f4bc5" style:font-size-asian="16pt" style:font-size-complex="16pt"/>
    </style:style>
    <style:style style:name="P15" style:family="paragraph" style:parent-style-name="Heading_20_4">
      <style:paragraph-properties fo:margin-top="0cm" fo:margin-bottom="0cm" loext:contextual-spacing="false"/>
      <style:text-properties fo:font-size="16pt" officeooo:rsid="011a2a08" officeooo:paragraph-rsid="001f4bc5" style:font-size-asian="16pt" style:font-size-complex="16pt"/>
    </style:style>
    <style:style style:name="P16" style:family="paragraph" style:parent-style-name="Heading_20_4">
      <style:paragraph-properties fo:margin-top="0cm" fo:margin-bottom="0cm" loext:contextual-spacing="false"/>
      <style:text-properties officeooo:paragraph-rsid="001f4bc5"/>
    </style:style>
    <style:style style:name="P17" style:family="paragraph" style:parent-style-name="Heading_20_3">
      <style:paragraph-properties fo:margin-top="0cm" fo:margin-bottom="0cm" loext:contextual-spacing="false"/>
      <style:text-properties fo:font-size="16pt" fo:language="ru" fo:country="RU" officeooo:rsid="0006d002" officeooo:paragraph-rsid="001f4bc5" style:font-size-asian="16pt" style:font-size-complex="16pt"/>
    </style:style>
    <style:style style:name="P18" style:family="paragraph" style:parent-style-name="Heading_20_2">
      <style:paragraph-properties fo:margin-top="0cm" fo:margin-bottom="0cm" loext:contextual-spacing="false"/>
      <style:text-properties fo:font-size="16pt" officeooo:rsid="0006d002" officeooo:paragraph-rsid="001f4bc5" style:font-size-asian="16pt" style:font-size-complex="16pt"/>
    </style:style>
    <style:style style:name="P19" style:family="paragraph" style:parent-style-name="Heading_20_2">
      <style:paragraph-properties fo:margin-top="0cm" fo:margin-bottom="0cm" loext:contextual-spacing="false"/>
      <style:text-properties fo:font-size="16pt" fo:language="ru" fo:country="RU" officeooo:rsid="0006d002" officeooo:paragraph-rsid="001f4bc5" style:font-size-asian="16pt" style:font-size-complex="16pt"/>
    </style:style>
    <style:style style:name="P20" style:family="paragraph" style:parent-style-name="Heading_20_2">
      <style:paragraph-properties fo:margin-top="0cm" fo:margin-bottom="0cm" loext:contextual-spacing="false"/>
      <style:text-properties fo:font-size="14pt" officeooo:rsid="0006d002" officeooo:paragraph-rsid="001f4bc5" style:font-size-asian="14pt" style:font-size-complex="14pt"/>
    </style:style>
    <style:style style:name="P21" style:family="paragraph" style:parent-style-name="Heading_20_1">
      <style:paragraph-properties fo:margin-top="0cm" fo:margin-bottom="0cm" loext:contextual-spacing="false" fo:text-align="center" style:justify-single-word="false"/>
      <style:text-properties fo:font-size="14pt" officeooo:rsid="0006d002" officeooo:paragraph-rsid="001f4bc5" style:font-size-asian="14pt" style:font-size-complex="14pt"/>
    </style:style>
    <style:style style:name="P22" style:family="paragraph" style:parent-style-name="Heading_20_1">
      <style:paragraph-properties fo:margin-top="0cm" fo:margin-bottom="0cm" loext:contextual-spacing="false"/>
      <style:text-properties fo:font-size="14pt" officeooo:rsid="0006d002" officeooo:paragraph-rsid="001f4bc5" style:font-size-asian="14pt" style:font-size-complex="14pt"/>
    </style:style>
    <style:style style:name="P23" style:family="paragraph" style:parent-style-name="Heading_20_1">
      <style:paragraph-properties fo:margin-top="0cm" fo:margin-bottom="0cm" loext:contextual-spacing="false"/>
      <style:text-properties fo:font-size="14pt" fo:language="ru" fo:country="RU" officeooo:rsid="0006d002" officeooo:paragraph-rsid="001f4bc5" style:font-size-asian="14pt" style:font-size-complex="14pt"/>
    </style:style>
    <style:style style:name="P24" style:family="paragraph" style:parent-style-name="Standard">
      <style:paragraph-properties fo:text-align="center" style:justify-single-word="false"/>
      <style:text-properties fo:font-size="20pt" fo:font-weight="bold" officeooo:paragraph-rsid="001f4bc5" fo:background-color="#ff0000" style:font-size-asian="20pt" style:font-weight-asian="bold" style:font-size-complex="20pt" style:font-weight-complex="bold"/>
    </style:style>
    <style:style style:name="P25" style:family="paragraph" style:parent-style-name="Standard">
      <style:paragraph-properties fo:text-align="center" style:justify-single-word="false"/>
      <style:text-properties fo:font-size="20pt" fo:font-weight="bold" officeooo:paragraph-rsid="001f4bc5" style:font-size-asian="20pt" style:font-weight-asian="bold" style:font-size-complex="20pt" style:font-weight-complex="bold"/>
    </style:style>
    <style:style style:name="P26" style:family="paragraph" style:parent-style-name="Standard">
      <style:paragraph-properties fo:margin-top="0cm" fo:margin-bottom="0cm" loext:contextual-spacing="false" fo:text-align="center" style:justify-single-word="false"/>
      <style:text-properties fo:font-size="28pt" fo:font-weight="bold" officeooo:paragraph-rsid="001f4bc5" style:font-size-asian="28pt" style:font-weight-asian="bold" style:font-size-complex="28pt" style:font-weight-complex="bold"/>
    </style:style>
    <style:style style:name="P27" style:family="paragraph" style:parent-style-name="Standard">
      <style:paragraph-properties fo:margin-top="0cm" fo:margin-bottom="0cm" loext:contextual-spacing="false"/>
      <style:text-properties fo:font-size="16pt" fo:language="ru" fo:country="RU" officeooo:rsid="0006d002" officeooo:paragraph-rsid="001f4bc5" style:font-size-asian="16pt" style:font-size-complex="16pt"/>
    </style:style>
    <style:style style:name="P28" style:family="paragraph" style:parent-style-name="Standard">
      <style:paragraph-properties fo:margin-top="0cm" fo:margin-bottom="0cm" loext:contextual-spacing="false"/>
      <style:text-properties fo:font-size="16pt" officeooo:rsid="0006d002" officeooo:paragraph-rsid="001f4bc5" style:font-size-asian="16pt" style:font-size-complex="16pt"/>
    </style:style>
    <style:style style:name="P29" style:family="paragraph" style:parent-style-name="Standard">
      <style:paragraph-properties fo:margin-top="0cm" fo:margin-bottom="0cm" loext:contextual-spacing="false"/>
      <style:text-properties fo:language="ru" fo:country="RU" officeooo:paragraph-rsid="001f4bc5"/>
    </style:style>
    <style:style style:name="P30" style:family="paragraph" style:parent-style-name="Standard">
      <style:paragraph-properties fo:margin-top="0cm" fo:margin-bottom="0cm" loext:contextual-spacing="false"/>
      <style:text-properties officeooo:paragraph-rsid="001f4bc5"/>
    </style:style>
    <style:style style:name="P31" style:family="paragraph" style:parent-style-name="Standard">
      <style:paragraph-properties fo:margin-top="0cm" fo:margin-bottom="0cm" loext:contextual-spacing="false"/>
      <style:text-properties fo:font-size="14pt" fo:language="ru" fo:country="RU" officeooo:rsid="006c2078" officeooo:paragraph-rsid="001f4bc5" style:font-size-asian="14pt" style:font-size-complex="14pt"/>
    </style:style>
    <style:style style:name="P32" style:family="paragraph" style:parent-style-name="Standard">
      <style:paragraph-properties fo:margin-top="0cm" fo:margin-bottom="0cm" loext:contextual-spacing="false"/>
      <style:text-properties fo:font-size="14pt" fo:language="ru" fo:country="RU" officeooo:rsid="00537cbd" officeooo:paragraph-rsid="001f4bc5" style:font-size-asian="14pt" style:font-size-complex="14pt"/>
    </style:style>
    <style:style style:name="P33" style:family="paragraph" style:parent-style-name="Standard">
      <style:paragraph-properties fo:margin-top="0cm" fo:margin-bottom="0cm" loext:contextual-spacing="false"/>
      <style:text-properties fo:font-size="14pt" fo:language="ru" fo:country="RU" officeooo:paragraph-rsid="001f4bc5" style:font-size-asian="14pt" style:font-size-complex="14pt"/>
    </style:style>
    <style:style style:name="P34" style:family="paragraph" style:parent-style-name="Standard">
      <style:paragraph-properties fo:margin-top="0cm" fo:margin-bottom="0cm" loext:contextual-spacing="false"/>
      <style:text-properties fo:font-size="14pt" fo:language="ru" fo:country="RU" officeooo:rsid="0006d002" officeooo:paragraph-rsid="001f4bc5" style:font-size-asian="14pt" style:font-size-complex="14pt"/>
    </style:style>
    <style:style style:name="P35" style:family="paragraph" style:parent-style-name="Standard">
      <style:paragraph-properties fo:margin-top="0cm" fo:margin-bottom="0cm" loext:contextual-spacing="false"/>
      <style:text-properties fo:font-size="14pt" fo:language="ru" fo:country="RU" officeooo:rsid="04f23eba" officeooo:paragraph-rsid="001f4bc5" style:font-size-asian="14pt" style:font-size-complex="14pt"/>
    </style:style>
    <style:style style:name="P36" style:family="paragraph" style:parent-style-name="Standard">
      <style:paragraph-properties fo:margin-top="0cm" fo:margin-bottom="0cm" loext:contextual-spacing="false"/>
      <style:text-properties fo:font-size="14pt" fo:language="ru" fo:country="RU" officeooo:rsid="009c2008" officeooo:paragraph-rsid="001f4bc5" style:font-size-asian="14pt" style:font-size-complex="14pt"/>
    </style:style>
    <style:style style:name="P37" style:family="paragraph" style:parent-style-name="Standard">
      <style:paragraph-properties fo:margin-top="0cm" fo:margin-bottom="0cm" loext:contextual-spacing="false"/>
      <style:text-properties fo:font-size="14pt" fo:language="ru" fo:country="RU" officeooo:rsid="00bd8a30" officeooo:paragraph-rsid="001f4bc5" style:font-size-asian="14pt" style:font-size-complex="14pt"/>
    </style:style>
    <style:style style:name="P38" style:family="paragraph" style:parent-style-name="Standard">
      <style:paragraph-properties fo:margin-top="0cm" fo:margin-bottom="0cm" loext:contextual-spacing="false"/>
      <style:text-properties fo:font-size="14pt" fo:language="ru" fo:country="RU" officeooo:rsid="0514e40c" officeooo:paragraph-rsid="001f4bc5" style:font-size-asian="14pt" style:font-size-complex="14pt"/>
    </style:style>
    <style:style style:name="P39" style:family="paragraph" style:parent-style-name="Standard">
      <style:paragraph-properties fo:margin-top="0cm" fo:margin-bottom="0cm" loext:contextual-spacing="false"/>
      <style:text-properties fo:font-size="14pt" fo:language="ru" fo:country="RU" officeooo:rsid="0514fc2f" officeooo:paragraph-rsid="001f4bc5" style:font-size-asian="14pt" style:font-size-complex="14pt"/>
    </style:style>
    <style:style style:name="P40" style:family="paragraph" style:parent-style-name="Standard">
      <style:paragraph-properties fo:margin-top="0cm" fo:margin-bottom="0cm" loext:contextual-spacing="false"/>
      <style:text-properties fo:font-size="14pt" officeooo:paragraph-rsid="001f4bc5" style:font-size-asian="14pt" style:font-size-complex="14pt"/>
    </style:style>
    <style:style style:name="P41" style:family="paragraph" style:parent-style-name="Standard">
      <style:paragraph-properties fo:margin-top="0cm" fo:margin-bottom="0cm" loext:contextual-spacing="false"/>
      <style:text-properties fo:font-size="14pt" officeooo:rsid="00537cbd" officeooo:paragraph-rsid="001f4bc5" style:font-size-asian="14pt" style:font-size-complex="14pt"/>
    </style:style>
    <style:style style:name="P42" style:family="paragraph" style:parent-style-name="Standard">
      <style:paragraph-properties fo:margin-top="0cm" fo:margin-bottom="0cm" loext:contextual-spacing="false"/>
      <style:text-properties fo:font-size="14pt" officeooo:rsid="0006d002" officeooo:paragraph-rsid="001f4bc5" style:font-size-asian="14pt" style:font-size-complex="14pt"/>
    </style:style>
    <style:style style:name="P43" style:family="paragraph" style:parent-style-name="Standard">
      <style:paragraph-properties fo:margin-top="0cm" fo:margin-bottom="0cm" loext:contextual-spacing="false"/>
      <style:text-properties fo:font-size="14pt" officeooo:rsid="00b10858" officeooo:paragraph-rsid="001f4bc5" style:font-size-asian="14pt" style:font-size-complex="14pt"/>
    </style:style>
    <style:style style:name="P44" style:family="paragraph" style:parent-style-name="Standard">
      <style:paragraph-properties fo:margin-top="0cm" fo:margin-bottom="0cm" loext:contextual-spacing="false"/>
      <style:text-properties fo:font-size="14pt" officeooo:rsid="04fc7418" officeooo:paragraph-rsid="001f4bc5" style:font-size-asian="14pt" style:font-size-complex="14pt"/>
    </style:style>
    <style:style style:name="P45" style:family="paragraph" style:parent-style-name="Standard">
      <style:paragraph-properties fo:margin-top="0cm" fo:margin-bottom="0cm" loext:contextual-spacing="false"/>
      <style:text-properties fo:font-size="14pt" officeooo:rsid="04fd63b3" officeooo:paragraph-rsid="001f4bc5" style:font-size-asian="14pt" style:font-size-complex="14pt"/>
    </style:style>
    <style:style style:name="P46" style:family="paragraph" style:parent-style-name="Standard">
      <style:paragraph-properties fo:margin-top="0cm" fo:margin-bottom="0cm" loext:contextual-spacing="false"/>
      <style:text-properties fo:font-size="14pt" officeooo:rsid="050ff05c" officeooo:paragraph-rsid="001f4bc5" style:font-size-asian="14pt" style:font-size-complex="14pt"/>
    </style:style>
    <style:style style:name="P47" style:family="paragraph" style:parent-style-name="Standard">
      <style:paragraph-properties fo:margin-top="0cm" fo:margin-bottom="0cm" loext:contextual-spacing="false"/>
      <style:text-properties fo:font-size="14pt" fo:font-style="italic" style:text-underline-style="none" officeooo:rsid="00b4ef5d" officeooo:paragraph-rsid="001f4bc5" style:font-size-asian="14pt" style:font-style-asian="italic" style:font-size-complex="14pt" style:font-style-complex="italic"/>
    </style:style>
    <style:style style:name="P48" style:family="paragraph" style:parent-style-name="Text_20_body" style:list-style-name="L1">
      <style:paragraph-properties fo:margin-top="0cm" fo:margin-bottom="0cm" loext:contextual-spacing="false"/>
      <style:text-properties officeooo:paragraph-rsid="001f4bc5"/>
    </style:style>
    <style:style style:name="P49" style:family="paragraph" style:parent-style-name="Text_20_body">
      <style:paragraph-properties fo:margin-top="0cm" fo:margin-bottom="0cm" loext:contextual-spacing="false"/>
      <style:text-properties fo:font-size="16pt" officeooo:rsid="00537cbd" officeooo:paragraph-rsid="001f4bc5" style:font-size-asian="16pt" style:font-size-complex="16pt"/>
    </style:style>
    <style:style style:name="P50" style:family="paragraph" style:parent-style-name="Text_20_body">
      <style:paragraph-properties fo:margin-top="0cm" fo:margin-bottom="0cm" loext:contextual-spacing="false"/>
      <style:text-properties fo:font-size="16pt" officeooo:rsid="0006d002" officeooo:paragraph-rsid="001f4bc5" style:font-size-asian="16pt" style:font-size-complex="16pt"/>
    </style:style>
    <style:style style:name="P51" style:family="paragraph" style:parent-style-name="Text_20_body" style:list-style-name="L3">
      <style:paragraph-properties fo:margin-top="0cm" fo:margin-bottom="0cm" loext:contextual-spacing="false"/>
      <style:text-properties officeooo:paragraph-rsid="001f4bc5"/>
    </style:style>
    <style:style style:name="P52" style:family="paragraph" style:parent-style-name="Text_20_body" style:list-style-name="L4">
      <style:paragraph-properties fo:margin-top="0cm" fo:margin-bottom="0cm" loext:contextual-spacing="false"/>
      <style:text-properties officeooo:paragraph-rsid="001f4bc5"/>
    </style:style>
    <style:style style:name="P53" style:family="paragraph" style:parent-style-name="Text_20_body" style:list-style-name="L5">
      <style:paragraph-properties fo:margin-top="0cm" fo:margin-bottom="0cm" loext:contextual-spacing="false"/>
      <style:text-properties officeooo:paragraph-rsid="001f4bc5"/>
    </style:style>
    <style:style style:name="P54" style:family="paragraph" style:parent-style-name="Text_20_body">
      <style:paragraph-properties fo:margin-top="0cm" fo:margin-bottom="0cm" loext:contextual-spacing="false"/>
      <style:text-properties officeooo:paragraph-rsid="001f4bc5"/>
    </style:style>
    <style:style style:name="P55" style:family="paragraph" style:parent-style-name="Text_20_body">
      <style:paragraph-properties fo:margin-top="0cm" fo:margin-bottom="0cm" loext:contextual-spacing="false"/>
      <style:text-properties fo:language="ru" fo:country="RU" officeooo:paragraph-rsid="001f4bc5"/>
    </style:style>
    <style:style style:name="P56" style:family="paragraph" style:parent-style-name="Text_20_body">
      <style:paragraph-properties fo:margin-top="0cm" fo:margin-bottom="0cm" loext:contextual-spacing="false"/>
      <style:text-properties fo:font-size="14pt" officeooo:rsid="006c2078" officeooo:paragraph-rsid="001f4bc5" style:font-size-asian="14pt" style:font-size-complex="14pt"/>
    </style:style>
    <style:style style:name="P57" style:family="paragraph" style:parent-style-name="Text_20_body" style:list-style-name="L2">
      <style:paragraph-properties fo:margin-top="0cm" fo:margin-bottom="0cm" loext:contextual-spacing="false"/>
      <style:text-properties fo:font-size="14pt" officeooo:paragraph-rsid="001f4bc5" style:font-size-asian="14pt" style:font-size-complex="14pt"/>
    </style:style>
    <style:style style:name="P58" style:family="paragraph" style:parent-style-name="Text_20_body">
      <style:paragraph-properties fo:margin-top="0cm" fo:margin-bottom="0cm" loext:contextual-spacing="false"/>
      <style:text-properties fo:font-size="14pt" officeooo:rsid="00537cbd" officeooo:paragraph-rsid="001f4bc5" style:font-size-asian="14pt" style:font-size-complex="14pt"/>
    </style:style>
    <style:style style:name="P59" style:family="paragraph" style:parent-style-name="Text_20_body">
      <style:paragraph-properties fo:margin-top="0cm" fo:margin-bottom="0cm" loext:contextual-spacing="false"/>
      <style:text-properties fo:font-size="14pt" officeooo:rsid="0006d002" officeooo:paragraph-rsid="001f4bc5" style:font-size-asian="14pt" style:font-size-complex="14pt"/>
    </style:style>
    <style:style style:name="P60" style:family="paragraph" style:parent-style-name="Text_20_body">
      <style:paragraph-properties fo:margin-top="0cm" fo:margin-bottom="0cm" loext:contextual-spacing="false"/>
      <style:text-properties fo:font-size="14pt" officeooo:paragraph-rsid="001f4bc5" style:font-size-asian="14pt" style:font-size-complex="14pt"/>
    </style:style>
    <style:style style:name="P61" style:family="paragraph" style:parent-style-name="Text_20_body">
      <style:paragraph-properties fo:margin-top="0cm" fo:margin-bottom="0cm" loext:contextual-spacing="false"/>
      <style:text-properties fo:font-size="14pt" fo:font-style="normal" style:text-underline-style="solid" style:text-underline-width="auto" style:text-underline-color="font-color" officeooo:rsid="04ef5f30" officeooo:paragraph-rsid="001f4bc5" style:font-size-asian="14pt" style:font-style-asian="normal" style:font-size-complex="14pt" style:font-style-complex="normal"/>
    </style:style>
    <style:style style:name="P62" style:family="paragraph" style:parent-style-name="Text_20_body" style:list-style-name="L2">
      <style:paragraph-properties fo:margin-top="0cm" fo:margin-bottom="0cm" loext:contextual-spacing="false"/>
      <style:text-properties fo:font-size="14pt" fo:language="ru" fo:country="RU" officeooo:rsid="006c2078" officeooo:paragraph-rsid="001f4bc5" style:font-size-asian="14pt" style:font-size-complex="14pt"/>
    </style:style>
    <style:style style:name="P63" style:family="paragraph" style:parent-style-name="Text_20_body">
      <style:paragraph-properties fo:margin-top="0cm" fo:margin-bottom="0cm" loext:contextual-spacing="false"/>
      <style:text-properties fo:font-size="14pt" fo:language="ru" fo:country="RU" officeooo:rsid="0006d002" officeooo:paragraph-rsid="001f4bc5" style:font-size-asian="14pt" style:font-size-complex="14pt"/>
    </style:style>
    <style:style style:name="P64" style:family="paragraph" style:parent-style-name="Text_20_body">
      <style:paragraph-properties fo:margin-top="0cm" fo:margin-bottom="0cm" loext:contextual-spacing="false"/>
      <style:text-properties fo:font-size="14pt" fo:language="ru" fo:country="RU" officeooo:paragraph-rsid="001f4bc5" style:font-size-asian="14pt" style:font-size-complex="14pt"/>
    </style:style>
    <style:style style:name="T1" style:family="text">
      <style:text-properties officeooo:rsid="006c2078"/>
    </style:style>
    <style:style style:name="T2" style:family="text">
      <style:text-properties officeooo:rsid="006d0568"/>
    </style:style>
    <style:style style:name="T3" style:family="text">
      <style:text-properties fo:font-size="16pt" style:font-size-asian="16pt" style:font-size-complex="16pt"/>
    </style:style>
    <style:style style:name="T4" style:family="text">
      <style:text-properties fo:font-size="16pt" officeooo:rsid="006c2078" style:font-size-asian="16pt" style:font-size-complex="16pt"/>
    </style:style>
    <style:style style:name="T5" style:family="text">
      <style:text-properties fo:font-size="16pt" officeooo:rsid="006d0568" style:font-size-asian="16pt" style:font-size-complex="16pt"/>
    </style:style>
    <style:style style:name="T6" style:family="text">
      <style:text-properties fo:font-size="16pt" officeooo:rsid="00537cbd" style:font-size-asian="16pt" style:font-size-complex="16pt"/>
    </style:style>
    <style:style style:name="T7" style:family="text">
      <style:text-properties fo:font-size="16pt" officeooo:rsid="00adbc75" style:font-size-asian="16pt" style:font-size-complex="16pt"/>
    </style:style>
    <style:style style:name="T8" style:family="text">
      <style:text-properties fo:font-size="16pt" officeooo:rsid="00b4ef5d" style:font-size-asian="16pt" style:font-size-complex="16pt"/>
    </style:style>
    <style:style style:name="T9" style:family="text">
      <style:text-properties fo:font-size="16pt" officeooo:rsid="00b8b080" style:font-size-asian="16pt" style:font-size-complex="16pt"/>
    </style:style>
    <style:style style:name="T10" style:family="text">
      <style:text-properties fo:font-size="16pt" officeooo:rsid="0006d002" style:font-size-asian="16pt" style:font-size-complex="16pt"/>
    </style:style>
    <style:style style:name="T11" style:family="text">
      <style:text-properties fo:font-size="16pt" officeooo:rsid="0117e22d" style:font-size-asian="16pt" style:font-size-complex="16pt"/>
    </style:style>
    <style:style style:name="T12" style:family="text">
      <style:text-properties fo:font-size="16pt" officeooo:rsid="011f69a1" style:font-size-asian="16pt" style:font-size-complex="16pt"/>
    </style:style>
    <style:style style:name="T13" style:family="text">
      <style:text-properties fo:font-size="16pt" officeooo:rsid="0123eb0c" style:font-size-asian="16pt" style:font-size-complex="16pt"/>
    </style:style>
    <style:style style:name="T14" style:family="text">
      <style:text-properties fo:font-size="16pt" fo:language="ru" fo:country="RU" style:font-size-asian="16pt" style:font-size-complex="16pt"/>
    </style:style>
    <style:style style:name="T15" style:family="text">
      <style:text-properties fo:font-size="16pt" fo:language="ru" fo:country="RU" officeooo:rsid="00537cbd" style:font-size-asian="16pt" style:font-size-complex="16pt"/>
    </style:style>
    <style:style style:name="T16" style:family="text">
      <style:text-properties fo:font-size="16pt" fo:language="ru" fo:country="RU" officeooo:rsid="0083eaab" style:font-size-asian="16pt" style:font-size-complex="16pt"/>
    </style:style>
    <style:style style:name="T17" style:family="text">
      <style:text-properties fo:font-size="16pt" fo:language="ru" fo:country="RU" officeooo:rsid="00914c8c" style:font-size-asian="16pt" style:font-size-complex="16pt"/>
    </style:style>
    <style:style style:name="T18" style:family="text">
      <style:text-properties fo:font-size="16pt" fo:language="ru" fo:country="RU" officeooo:rsid="009f0dc5" style:font-size-asian="16pt" style:font-size-complex="16pt"/>
    </style:style>
    <style:style style:name="T19" style:family="text">
      <style:text-properties fo:font-size="16pt" fo:language="ru" fo:country="RU" officeooo:rsid="00a24bf9" style:font-size-asian="16pt" style:font-size-complex="16pt"/>
    </style:style>
    <style:style style:name="T20" style:family="text">
      <style:text-properties fo:font-size="16pt" fo:language="ru" fo:country="RU" officeooo:rsid="00acbcad" style:font-size-asian="16pt" style:font-size-complex="16pt"/>
    </style:style>
    <style:style style:name="T21" style:family="text">
      <style:text-properties fo:font-size="16pt" fo:language="ru" fo:country="RU" officeooo:rsid="00ad5805" style:font-size-asian="16pt" style:font-size-complex="16pt"/>
    </style:style>
    <style:style style:name="T22" style:family="text">
      <style:text-properties fo:font-size="16pt" fo:language="ru" fo:country="RU" officeooo:rsid="00b8b080" style:font-size-asian="16pt" style:font-size-complex="16pt"/>
    </style:style>
    <style:style style:name="T23" style:family="text">
      <style:text-properties fo:font-size="16pt" fo:language="ru" fo:country="RU" officeooo:rsid="00bb3543" style:font-size-asian="16pt" style:font-size-complex="16pt"/>
    </style:style>
    <style:style style:name="T24" style:family="text">
      <style:text-properties fo:font-size="16pt" fo:language="ru" fo:country="RU" officeooo:rsid="0006d002" style:font-size-asian="16pt" style:font-size-complex="16pt"/>
    </style:style>
    <style:style style:name="T25" style:family="text">
      <style:text-properties fo:font-size="16pt" fo:language="ru" fo:country="RU" officeooo:rsid="00e9cd72" style:font-size-asian="16pt" style:font-size-complex="16pt"/>
    </style:style>
    <style:style style:name="T26" style:family="text">
      <style:text-properties fo:font-size="16pt" fo:language="ru" fo:country="RU" officeooo:rsid="00f042f2" style:font-size-asian="16pt" style:font-size-complex="16pt"/>
    </style:style>
    <style:style style:name="T27" style:family="text">
      <style:text-properties fo:font-size="16pt" fo:language="ru" fo:country="RU" officeooo:rsid="00f20340" style:font-size-asian="16pt" style:font-size-complex="16pt"/>
    </style:style>
    <style:style style:name="T28" style:family="text">
      <style:text-properties fo:font-size="16pt" fo:language="ru" fo:country="RU" officeooo:rsid="00fe78ae" style:font-size-asian="16pt" style:font-size-complex="16pt"/>
    </style:style>
    <style:style style:name="T29" style:family="text">
      <style:text-properties fo:font-size="16pt" fo:language="ru" fo:country="RU" officeooo:rsid="050e0f6b" style:font-size-asian="16pt" style:font-size-complex="16pt"/>
    </style:style>
    <style:style style:name="T30" style:family="text">
      <style:text-properties fo:font-size="16pt" fo:language="ru" fo:country="RU" officeooo:rsid="050ff05c" style:font-size-asian="16pt" style:font-size-complex="16pt"/>
    </style:style>
    <style:style style:name="T31" style:family="text">
      <style:text-properties fo:font-size="16pt" fo:language="ru" fo:country="RU" officeooo:rsid="010e17c4" style:font-size-asian="16pt" style:font-size-complex="16pt"/>
    </style:style>
    <style:style style:name="T32" style:family="text">
      <style:text-properties fo:font-size="16pt" fo:language="ru" fo:country="RU" officeooo:rsid="010e819a" style:font-size-asian="16pt" style:font-size-complex="16pt"/>
    </style:style>
    <style:style style:name="T33" style:family="text">
      <style:text-properties fo:font-size="16pt" fo:language="ru" fo:country="RU" officeooo:rsid="01172b13" style:font-size-asian="16pt" style:font-size-complex="16pt"/>
    </style:style>
    <style:style style:name="T34" style:family="text">
      <style:text-properties fo:font-size="16pt" fo:language="ru" fo:country="RU" officeooo:rsid="011980af" style:font-size-asian="16pt" style:font-size-complex="16pt"/>
    </style:style>
    <style:style style:name="T35" style:family="text">
      <style:text-properties fo:font-size="16pt" fo:language="ru" fo:country="RU" officeooo:rsid="011a2a08" style:font-size-asian="16pt" style:font-size-complex="16pt"/>
    </style:style>
    <style:style style:name="T36" style:family="text">
      <style:text-properties fo:font-size="16pt" fo:language="ru" fo:country="RU" officeooo:rsid="011db66a" style:font-size-asian="16pt" style:font-size-complex="16pt"/>
    </style:style>
    <style:style style:name="T37" style:family="text">
      <style:text-properties fo:font-size="16pt" fo:language="ru" fo:country="RU" officeooo:rsid="0120d439" style:font-size-asian="16pt" style:font-size-complex="16pt"/>
    </style:style>
    <style:style style:name="T38" style:family="text">
      <style:text-properties fo:font-size="16pt" fo:language="ru" fo:country="RU" officeooo:rsid="0128e20d" style:font-size-asian="16pt" style:font-size-complex="16pt"/>
    </style:style>
    <style:style style:name="T39" style:family="text">
      <style:text-properties fo:font-size="16pt" fo:language="ru" fo:country="RU" fo:font-style="normal" style:text-underline-style="solid" style:text-underline-width="auto" style:text-underline-color="font-color" officeooo:rsid="008463ce" style:font-size-asian="16pt" style:font-style-asian="normal" style:font-size-complex="16pt" style:font-style-complex="normal"/>
    </style:style>
    <style:style style:name="T40" style:family="text">
      <style:text-properties fo:font-size="16pt" fo:font-style="normal" style:text-underline-style="solid" style:text-underline-width="auto" style:text-underline-color="font-color" style:font-size-asian="16pt" style:font-style-asian="normal" style:font-size-complex="16pt" style:font-style-complex="normal"/>
    </style:style>
    <style:style style:name="T41" style:family="text">
      <style:text-properties fo:font-size="20pt" fo:font-style="italic" style:font-size-asian="20pt" style:font-style-asian="italic" style:font-size-complex="20pt" style:font-style-complex="italic"/>
    </style:style>
    <style:style style:name="T42" style:family="text">
      <style:text-properties fo:font-size="20pt" fo:font-style="italic" officeooo:rsid="006d0568" style:font-size-asian="20pt" style:font-style-asian="italic" style:font-size-complex="20pt" style:font-style-complex="italic"/>
    </style:style>
    <style:style style:name="T43" style:family="text">
      <style:text-properties fo:font-size="20pt" fo:font-style="italic" officeooo:rsid="006c2078" style:font-size-asian="20pt" style:font-style-asian="italic" style:font-size-complex="20pt" style:font-style-complex="italic"/>
    </style:style>
    <style:style style:name="T44" style:family="text">
      <style:text-properties fo:font-size="20pt" fo:font-style="italic" officeooo:rsid="00bd8a30" style:font-size-asian="20pt" style:font-style-asian="italic" style:font-size-complex="20pt" style:font-style-complex="italic"/>
    </style:style>
    <style:style style:name="T45" style:family="text">
      <style:text-properties fo:font-size="20pt" fo:language="ru" fo:country="RU" fo:font-style="italic" style:font-size-asian="20pt" style:font-style-asian="italic" style:font-size-complex="20pt" style:font-style-complex="italic"/>
    </style:style>
    <style:style style:name="T46" style:family="text">
      <style:text-properties fo:font-size="20pt" fo:language="ru" fo:country="RU" fo:font-style="italic" officeooo:rsid="00bd8a30" style:font-size-asian="20pt" style:font-style-asian="italic" style:font-size-complex="20pt" style:font-style-complex="italic"/>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officeooo:rsid="006d0568"/>
    </style:style>
    <style:style style:name="T49" style:family="text">
      <style:text-properties style:text-underline-style="solid" style:text-underline-width="auto" style:text-underline-color="font-color" officeooo:rsid="00cbe731"/>
    </style:style>
    <style:style style:name="T50" style:family="text">
      <style:text-properties officeooo:rsid="04f193a7"/>
    </style:style>
    <style:style style:name="T51" style:family="text">
      <style:text-properties officeooo:rsid="0078caf6"/>
    </style:style>
    <style:style style:name="T52" style:family="text">
      <style:text-properties officeooo:rsid="007f6f94"/>
    </style:style>
    <style:style style:name="T53" style:family="text">
      <style:text-properties officeooo:rsid="04f52aad"/>
    </style:style>
    <style:style style:name="T54" style:family="text">
      <style:text-properties officeooo:rsid="04fd524c"/>
    </style:style>
    <style:style style:name="T55" style:family="text">
      <style:text-properties officeooo:rsid="00bd8a30"/>
    </style:style>
    <style:style style:name="T56" style:family="text">
      <style:text-properties fo:language="ru" fo:country="RU"/>
    </style:style>
    <style:style style:name="T57" style:family="text">
      <style:text-properties fo:language="ru" fo:country="RU" officeooo:rsid="010a77ea"/>
    </style:style>
    <style:style style:name="T58" style:family="text">
      <style:text-properties fo:language="ru" fo:country="RU" officeooo:rsid="050b0cf7"/>
    </style:style>
    <style:style style:name="T59" style:family="text">
      <style:text-properties fo:language="ru" fo:country="RU" officeooo:rsid="050ff05c"/>
    </style:style>
    <style:style style:name="T60" style:family="text">
      <style:text-properties fo:language="ru" fo:country="RU" officeooo:rsid="01135c31"/>
    </style:style>
    <style:style style:name="T61" style:family="text">
      <style:text-properties fo:language="ru" fo:country="RU" officeooo:rsid="012a3b86"/>
    </style:style>
    <style:style style:name="T62" style:family="text">
      <style:text-properties fo:language="ru" fo:country="RU" officeooo:rsid="0140b9fe"/>
    </style:style>
    <style:style style:name="T63" style:family="text">
      <style:text-properties fo:language="ru" fo:country="RU" officeooo:rsid="00537cbd"/>
    </style:style>
    <style:style style:name="T64" style:family="text">
      <style:text-properties fo:language="ru" fo:country="RU" officeooo:rsid="0083eaab"/>
    </style:style>
    <style:style style:name="T65" style:family="text">
      <style:text-properties fo:language="ru" fo:country="RU" fo:font-style="normal" style:text-underline-style="solid" style:text-underline-width="auto" style:text-underline-color="font-color" officeooo:rsid="008463ce" style:font-style-asian="normal" style:font-style-complex="normal"/>
    </style:style>
    <style:style style:name="T66" style:family="text">
      <style:text-properties fo:language="ru" fo:country="RU" officeooo:rsid="00914c8c"/>
    </style:style>
    <style:style style:name="T67" style:family="text">
      <style:text-properties fo:language="ru" fo:country="RU" officeooo:rsid="009f0dc5"/>
    </style:style>
    <style:style style:name="T68" style:family="text">
      <style:text-properties fo:language="ru" fo:country="RU" officeooo:rsid="00a24bf9"/>
    </style:style>
    <style:style style:name="T69" style:family="text">
      <style:text-properties fo:language="ru" fo:country="RU" officeooo:rsid="00acbcad"/>
    </style:style>
    <style:style style:name="T70" style:family="text">
      <style:text-properties fo:language="ru" fo:country="RU" officeooo:rsid="00ad5805"/>
    </style:style>
    <style:style style:name="T71" style:family="text">
      <style:text-properties fo:language="ru" fo:country="RU" officeooo:rsid="00b8b080"/>
    </style:style>
    <style:style style:name="T72" style:family="text">
      <style:text-properties fo:language="ru" fo:country="RU" officeooo:rsid="00bb3543"/>
    </style:style>
    <style:style style:name="T73" style:family="text">
      <style:text-properties fo:language="ru" fo:country="RU" fo:font-style="italic" style:font-style-asian="italic" style:font-style-complex="italic"/>
    </style:style>
    <style:style style:name="T74" style:family="text">
      <style:text-properties fo:language="ru" fo:country="RU" fo:font-style="italic" officeooo:rsid="00bd8a30" style:font-style-asian="italic" style:font-style-complex="italic"/>
    </style:style>
    <style:style style:name="T75" style:family="text">
      <style:text-properties fo:language="ru" fo:country="RU" officeooo:rsid="0006d002"/>
    </style:style>
    <style:style style:name="T76" style:family="text">
      <style:text-properties fo:language="ru" fo:country="RU" style:text-underline-style="solid" style:text-underline-width="auto" style:text-underline-color="font-color"/>
    </style:style>
    <style:style style:name="T77" style:family="text">
      <style:text-properties fo:language="ru" fo:country="RU" officeooo:rsid="00e9cd72"/>
    </style:style>
    <style:style style:name="T78" style:family="text">
      <style:text-properties fo:language="ru" fo:country="RU" officeooo:rsid="00f042f2"/>
    </style:style>
    <style:style style:name="T79" style:family="text">
      <style:text-properties fo:language="ru" fo:country="RU" officeooo:rsid="00f20340"/>
    </style:style>
    <style:style style:name="T80" style:family="text">
      <style:text-properties fo:language="ru" fo:country="RU" officeooo:rsid="00fe78ae"/>
    </style:style>
    <style:style style:name="T81" style:family="text">
      <style:text-properties fo:language="ru" fo:country="RU" officeooo:rsid="050e0f6b"/>
    </style:style>
    <style:style style:name="T82" style:family="text">
      <style:text-properties fo:language="ru" fo:country="RU" officeooo:rsid="010e17c4"/>
    </style:style>
    <style:style style:name="T83" style:family="text">
      <style:text-properties fo:language="ru" fo:country="RU" officeooo:rsid="010e819a"/>
    </style:style>
    <style:style style:name="T84" style:family="text">
      <style:text-properties fo:language="ru" fo:country="RU" officeooo:rsid="01172b13"/>
    </style:style>
    <style:style style:name="T85" style:family="text">
      <style:text-properties fo:language="ru" fo:country="RU" officeooo:rsid="011980af"/>
    </style:style>
    <style:style style:name="T86" style:family="text">
      <style:text-properties fo:language="ru" fo:country="RU" officeooo:rsid="011a2a08"/>
    </style:style>
    <style:style style:name="T87" style:family="text">
      <style:text-properties fo:language="ru" fo:country="RU" officeooo:rsid="011db66a"/>
    </style:style>
    <style:style style:name="T88" style:family="text">
      <style:text-properties fo:language="ru" fo:country="RU" officeooo:rsid="0120d439"/>
    </style:style>
    <style:style style:name="T89" style:family="text">
      <style:text-properties fo:language="ru" fo:country="RU" officeooo:rsid="0128e20d"/>
    </style:style>
    <style:style style:name="T90" style:family="text">
      <style:text-properties officeooo:rsid="05033acb"/>
    </style:style>
    <style:style style:name="T91" style:family="text">
      <style:text-properties fo:font-size="18pt" fo:language="ru" fo:country="RU" style:text-underline-style="solid" style:text-underline-width="auto" style:text-underline-color="font-color" style:font-size-asian="18pt" style:font-size-complex="18pt"/>
    </style:style>
    <style:style style:name="T92" style:family="text">
      <style:text-properties fo:font-size="18pt" style:text-underline-style="solid" style:text-underline-width="auto" style:text-underline-color="font-color" style:font-size-asian="18pt" style:font-size-complex="18pt"/>
    </style:style>
    <style:style style:name="T93" style:family="text">
      <style:text-properties officeooo:rsid="010a77ea"/>
    </style:style>
    <style:style style:name="T94" style:family="text">
      <style:text-properties officeooo:rsid="050b0cf7"/>
    </style:style>
    <style:style style:name="T95" style:family="text">
      <style:text-properties officeooo:rsid="050ff05c"/>
    </style:style>
    <style:style style:name="T96" style:family="text">
      <style:text-properties officeooo:rsid="010ba5b8"/>
    </style:style>
    <style:style style:name="T97" style:family="text">
      <style:text-properties officeooo:rsid="010e819a"/>
    </style:style>
    <style:style style:name="T98" style:family="text">
      <style:text-properties style:font-name="Liberation Serif" fo:font-size="12pt" fo:language="ru" fo:country="RU" fo:font-weight="bold" officeooo:rsid="0118a783" style:font-name-asian="Noto Serif CJK SC" style:font-size-asian="12pt" style:font-weight-asian="bold" style:font-name-complex="Lohit Devanagari" style:font-size-complex="12pt" style:font-weight-complex="bold"/>
    </style:style>
    <style:style style:name="T99" style:family="text">
      <style:text-properties style:font-name="Liberation Serif" fo:font-size="12pt" fo:language="ru" fo:country="RU" fo:font-weight="bold" officeooo:rsid="0128e20d" style:font-name-asian="Noto Serif CJK SC" style:font-size-asian="12pt" style:font-weight-asian="bold" style:font-name-complex="Lohit Devanagari" style:font-size-complex="12pt" style:font-weight-complex="bold"/>
    </style:style>
    <style:style style:name="T100" style:family="text">
      <style:text-properties style:font-name="Liberation Serif" fo:language="ru" fo:country="RU" fo:font-weight="bold" officeooo:rsid="0118a783" style:font-name-asian="Noto Serif CJK SC" style:font-weight-asian="bold" style:font-name-complex="Lohit Devanagari" style:font-weight-complex="bold"/>
    </style:style>
    <style:style style:name="T101" style:family="text">
      <style:text-properties style:font-name="Liberation Serif" fo:language="ru" fo:country="RU" fo:font-weight="bold" officeooo:rsid="0128e20d" style:font-name-asian="Noto Serif CJK SC" style:font-weight-asian="bold" style:font-name-complex="Lohit Devanagari" style:font-weight-complex="bold"/>
    </style:style>
    <style:style style:name="T102" style:family="text">
      <style:text-properties style:font-name="Liberation Serif" fo:font-size="14pt" fo:language="ru" fo:country="RU" fo:font-weight="bold" officeooo:rsid="0118a783" style:font-name-asian="Noto Serif CJK SC" style:font-size-asian="14pt" style:font-weight-asian="bold" style:font-name-complex="Lohit Devanagari" style:font-size-complex="14pt" style:font-weight-complex="bold"/>
    </style:style>
    <style:style style:name="T103" style:family="text">
      <style:text-properties style:font-name="Liberation Serif" fo:font-size="14pt" fo:language="ru" fo:country="RU" fo:font-weight="bold" officeooo:rsid="0128e20d" style:font-name-asian="Noto Serif CJK SC" style:font-size-asian="14pt" style:font-weight-asian="bold" style:font-name-complex="Lohit Devanagari" style:font-size-complex="14pt" style:font-weight-complex="bold"/>
    </style:style>
    <style:style style:name="T104" style:family="text">
      <style:text-properties officeooo:rsid="011ce533"/>
    </style:style>
    <style:style style:name="T105" style:family="text">
      <style:text-properties officeooo:rsid="012b3714"/>
    </style:style>
    <style:style style:name="T106" style:family="text">
      <style:text-properties officeooo:rsid="012dc334"/>
    </style:style>
    <style:style style:name="T107" style:family="text">
      <style:text-properties officeooo:rsid="012f5b71"/>
    </style:style>
    <style:style style:name="T108" style:family="text">
      <style:text-properties officeooo:rsid="012fddf9"/>
    </style:style>
    <style:style style:name="T109" style:family="text">
      <style:text-properties officeooo:rsid="012ff3da"/>
    </style:style>
    <style:style style:name="T110" style:family="text">
      <style:text-properties officeooo:rsid="013d5e56"/>
    </style:style>
    <style:style style:name="T111" style:family="text">
      <style:text-properties fo:font-style="italic" style:font-style-asian="italic" style:font-style-complex="italic"/>
    </style:style>
    <style:style style:name="T112" style:family="text">
      <style:text-properties fo:font-style="italic" officeooo:rsid="006d0568" style:font-style-asian="italic" style:font-style-complex="italic"/>
    </style:style>
    <style:style style:name="T113" style:family="text">
      <style:text-properties fo:font-style="italic" officeooo:rsid="006c2078" style:font-style-asian="italic" style:font-style-complex="italic"/>
    </style:style>
    <style:style style:name="T114" style:family="text">
      <style:text-properties fo:font-style="italic" officeooo:rsid="00bd8a30" style:font-style-asian="italic" style:font-style-complex="italic"/>
    </style:style>
    <style:style style:name="T115" style:family="text">
      <style:text-properties officeooo:rsid="00537cbd"/>
    </style:style>
    <style:style style:name="T116" style:family="text">
      <style:text-properties fo:font-style="normal" style:text-underline-style="solid" style:text-underline-width="auto" style:text-underline-color="font-color" style:font-style-asian="normal" style:font-style-complex="normal"/>
    </style:style>
    <style:style style:name="T117" style:family="text">
      <style:text-properties officeooo:rsid="00adbc75"/>
    </style:style>
    <style:style style:name="T118" style:family="text">
      <style:text-properties officeooo:rsid="00b4ef5d"/>
    </style:style>
    <style:style style:name="T119" style:family="text">
      <style:text-properties officeooo:rsid="00b8b080"/>
    </style:style>
    <style:style style:name="T120" style:family="text">
      <style:text-properties officeooo:rsid="0006d002"/>
    </style:style>
    <style:style style:name="T121" style:family="text">
      <style:text-properties officeooo:rsid="0117e22d"/>
    </style:style>
    <style:style style:name="T122" style:family="text">
      <style:text-properties officeooo:rsid="011f69a1"/>
    </style:style>
    <style:style style:name="T123" style:family="text">
      <style:text-properties officeooo:rsid="0123eb0c"/>
    </style:style>
    <style:style style:name="T124" style:family="text">
      <style:text-properties fo:font-size="14pt" style:font-size-asian="14pt" style:font-size-complex="14pt"/>
    </style:style>
    <style:style style:name="T125" style:family="text">
      <style:text-properties fo:font-size="14pt" officeooo:rsid="006d0568" style:font-size-asian="14pt" style:font-size-complex="14pt"/>
    </style:style>
    <style:style style:name="T126" style:family="text">
      <style:text-properties fo:font-size="14pt" officeooo:rsid="006c2078" style:font-size-asian="14pt" style:font-size-complex="14pt"/>
    </style:style>
    <style:style style:name="T127" style:family="text">
      <style:text-properties fo:font-size="14pt" officeooo:rsid="0078caf6" style:font-size-asian="14pt" style:font-size-complex="14pt"/>
    </style:style>
    <style:style style:name="T128" style:family="text">
      <style:text-properties fo:font-size="14pt" officeooo:rsid="00537cbd" style:font-size-asian="14pt" style:font-size-complex="14pt"/>
    </style:style>
    <style:style style:name="T129" style:family="text">
      <style:text-properties fo:font-size="14pt" officeooo:rsid="007f6f94" style:font-size-asian="14pt" style:font-size-complex="14pt"/>
    </style:style>
    <style:style style:name="T130" style:family="text">
      <style:text-properties fo:font-size="14pt" officeooo:rsid="00adbc75" style:font-size-asian="14pt" style:font-size-complex="14pt"/>
    </style:style>
    <style:style style:name="T131" style:family="text">
      <style:text-properties fo:font-size="14pt" officeooo:rsid="00b4ef5d" style:font-size-asian="14pt" style:font-size-complex="14pt"/>
    </style:style>
    <style:style style:name="T132" style:family="text">
      <style:text-properties fo:font-size="14pt" officeooo:rsid="00b8b080" style:font-size-asian="14pt" style:font-size-complex="14pt"/>
    </style:style>
    <style:style style:name="T133" style:family="text">
      <style:text-properties fo:font-size="14pt" officeooo:rsid="00bd8a30" style:font-size-asian="14pt" style:font-size-complex="14pt"/>
    </style:style>
    <style:style style:name="T134" style:family="text">
      <style:text-properties fo:font-size="14pt" officeooo:rsid="05033acb" style:font-size-asian="14pt" style:font-size-complex="14pt"/>
    </style:style>
    <style:style style:name="T135" style:family="text">
      <style:text-properties fo:font-size="14pt" officeooo:rsid="010a77ea" style:font-size-asian="14pt" style:font-size-complex="14pt"/>
    </style:style>
    <style:style style:name="T136" style:family="text">
      <style:text-properties fo:font-size="14pt" officeooo:rsid="050b0cf7" style:font-size-asian="14pt" style:font-size-complex="14pt"/>
    </style:style>
    <style:style style:name="T137" style:family="text">
      <style:text-properties fo:font-size="14pt" officeooo:rsid="050ff05c" style:font-size-asian="14pt" style:font-size-complex="14pt"/>
    </style:style>
    <style:style style:name="T138" style:family="text">
      <style:text-properties fo:font-size="14pt" officeooo:rsid="010ba5b8" style:font-size-asian="14pt" style:font-size-complex="14pt"/>
    </style:style>
    <style:style style:name="T139" style:family="text">
      <style:text-properties fo:font-size="14pt" officeooo:rsid="010e819a" style:font-size-asian="14pt" style:font-size-complex="14pt"/>
    </style:style>
    <style:style style:name="T140" style:family="text">
      <style:text-properties fo:font-size="14pt" officeooo:rsid="0006d002" style:font-size-asian="14pt" style:font-size-complex="14pt"/>
    </style:style>
    <style:style style:name="T141" style:family="text">
      <style:text-properties fo:font-size="14pt" officeooo:rsid="0117e22d" style:font-size-asian="14pt" style:font-size-complex="14pt"/>
    </style:style>
    <style:style style:name="T142" style:family="text">
      <style:text-properties fo:font-size="14pt" officeooo:rsid="011ce533" style:font-size-asian="14pt" style:font-size-complex="14pt"/>
    </style:style>
    <style:style style:name="T143" style:family="text">
      <style:text-properties fo:font-size="14pt" officeooo:rsid="011f69a1" style:font-size-asian="14pt" style:font-size-complex="14pt"/>
    </style:style>
    <style:style style:name="T144" style:family="text">
      <style:text-properties fo:font-size="14pt" officeooo:rsid="0123eb0c" style:font-size-asian="14pt" style:font-size-complex="14pt"/>
    </style:style>
    <style:style style:name="T145" style:family="text">
      <style:text-properties fo:font-size="14pt" officeooo:rsid="012b3714" style:font-size-asian="14pt" style:font-size-complex="14pt"/>
    </style:style>
    <style:style style:name="T146" style:family="text">
      <style:text-properties fo:font-size="14pt" officeooo:rsid="012dc334" style:font-size-asian="14pt" style:font-size-complex="14pt"/>
    </style:style>
    <style:style style:name="T147" style:family="text">
      <style:text-properties fo:font-size="14pt" officeooo:rsid="012f5b71" style:font-size-asian="14pt" style:font-size-complex="14pt"/>
    </style:style>
    <style:style style:name="T148" style:family="text">
      <style:text-properties fo:font-size="14pt" officeooo:rsid="012ff3da" style:font-size-asian="14pt" style:font-size-complex="14pt"/>
    </style:style>
    <style:style style:name="T149" style:family="text">
      <style:text-properties fo:font-size="14pt" officeooo:rsid="013d5e56" style:font-size-asian="14pt" style:font-size-complex="14pt"/>
    </style:style>
    <style:style style:name="T150" style:family="text">
      <style:text-properties fo:font-size="14pt" fo:font-style="italic" style:font-size-asian="14pt" style:font-style-asian="italic" style:font-size-complex="14pt" style:font-style-complex="italic"/>
    </style:style>
    <style:style style:name="T151" style:family="text">
      <style:text-properties fo:font-size="14pt" fo:font-style="italic" officeooo:rsid="006d0568" style:font-size-asian="14pt" style:font-style-asian="italic" style:font-size-complex="14pt" style:font-style-complex="italic"/>
    </style:style>
    <style:style style:name="T152" style:family="text">
      <style:text-properties fo:font-size="14pt" fo:font-style="italic" officeooo:rsid="006c2078" style:font-size-asian="14pt" style:font-style-asian="italic" style:font-size-complex="14pt" style:font-style-complex="italic"/>
    </style:style>
    <style:style style:name="T153" style:family="text">
      <style:text-properties fo:font-size="14pt" fo:font-style="italic" officeooo:rsid="00bd8a30" style:font-size-asian="14pt" style:font-style-asian="italic" style:font-size-complex="14pt" style:font-style-complex="italic"/>
    </style:style>
    <style:style style:name="T154" style:family="text">
      <style:text-properties fo:font-size="14pt" style:text-underline-style="solid" style:text-underline-width="auto" style:text-underline-color="font-color" style:font-size-asian="14pt" style:font-size-complex="14pt"/>
    </style:style>
    <style:style style:name="T155" style:family="text">
      <style:text-properties fo:font-size="14pt" style:text-underline-style="solid" style:text-underline-width="auto" style:text-underline-color="font-color" officeooo:rsid="006d0568" style:font-size-asian="14pt" style:font-size-complex="14pt"/>
    </style:style>
    <style:style style:name="T156" style:family="text">
      <style:text-properties fo:font-size="14pt" style:text-underline-style="solid" style:text-underline-width="auto" style:text-underline-color="font-color" officeooo:rsid="00cbe731" style:font-size-asian="14pt" style:font-size-complex="14pt"/>
    </style:style>
    <style:style style:name="T157" style:family="text">
      <style:text-properties fo:font-size="14pt" fo:language="ru" fo:country="RU" style:font-size-asian="14pt" style:font-size-complex="14pt"/>
    </style:style>
    <style:style style:name="T158" style:family="text">
      <style:text-properties fo:font-size="14pt" fo:language="ru" fo:country="RU" officeooo:rsid="0083eaab" style:font-size-asian="14pt" style:font-size-complex="14pt"/>
    </style:style>
    <style:style style:name="T159" style:family="text">
      <style:text-properties fo:font-size="14pt" fo:language="ru" fo:country="RU" officeooo:rsid="00914c8c" style:font-size-asian="14pt" style:font-size-complex="14pt"/>
    </style:style>
    <style:style style:name="T160" style:family="text">
      <style:text-properties fo:font-size="14pt" fo:language="ru" fo:country="RU" officeooo:rsid="009f0dc5" style:font-size-asian="14pt" style:font-size-complex="14pt"/>
    </style:style>
    <style:style style:name="T161" style:family="text">
      <style:text-properties fo:font-size="14pt" fo:language="ru" fo:country="RU" officeooo:rsid="00a24bf9" style:font-size-asian="14pt" style:font-size-complex="14pt"/>
    </style:style>
    <style:style style:name="T162" style:family="text">
      <style:text-properties fo:font-size="14pt" fo:language="ru" fo:country="RU" officeooo:rsid="00acbcad" style:font-size-asian="14pt" style:font-size-complex="14pt"/>
    </style:style>
    <style:style style:name="T163" style:family="text">
      <style:text-properties fo:font-size="14pt" fo:language="ru" fo:country="RU" officeooo:rsid="00ad5805" style:font-size-asian="14pt" style:font-size-complex="14pt"/>
    </style:style>
    <style:style style:name="T164" style:family="text">
      <style:text-properties fo:font-size="14pt" fo:language="ru" fo:country="RU" officeooo:rsid="0006d002" style:font-size-asian="14pt" style:font-size-complex="14pt"/>
    </style:style>
    <style:style style:name="T165" style:family="text">
      <style:text-properties fo:font-size="14pt" fo:language="ru" fo:country="RU" officeooo:rsid="00e9cd72" style:font-size-asian="14pt" style:font-size-complex="14pt"/>
    </style:style>
    <style:style style:name="T166" style:family="text">
      <style:text-properties fo:font-size="14pt" fo:language="ru" fo:country="RU" officeooo:rsid="00f042f2" style:font-size-asian="14pt" style:font-size-complex="14pt"/>
    </style:style>
    <style:style style:name="T167" style:family="text">
      <style:text-properties fo:font-size="14pt" fo:language="ru" fo:country="RU" officeooo:rsid="010a77ea" style:font-size-asian="14pt" style:font-size-complex="14pt"/>
    </style:style>
    <style:style style:name="T168" style:family="text">
      <style:text-properties fo:font-size="14pt" fo:language="ru" fo:country="RU" officeooo:rsid="050b0cf7" style:font-size-asian="14pt" style:font-size-complex="14pt"/>
    </style:style>
    <style:style style:name="T169" style:family="text">
      <style:text-properties fo:font-size="14pt" fo:language="ru" fo:country="RU" officeooo:rsid="050e0f6b" style:font-size-asian="14pt" style:font-size-complex="14pt"/>
    </style:style>
    <style:style style:name="T170" style:family="text">
      <style:text-properties fo:font-size="14pt" fo:language="ru" fo:country="RU" officeooo:rsid="050ff05c" style:font-size-asian="14pt" style:font-size-complex="14pt"/>
    </style:style>
    <style:style style:name="T171" style:family="text">
      <style:text-properties fo:font-size="14pt" fo:language="ru" fo:country="RU" officeooo:rsid="010e819a" style:font-size-asian="14pt" style:font-size-complex="14pt"/>
    </style:style>
    <style:style style:name="T172" style:family="text">
      <style:text-properties fo:font-size="14pt" fo:language="ru" fo:country="RU" officeooo:rsid="01135c31" style:font-size-asian="14pt" style:font-size-complex="14pt"/>
    </style:style>
    <style:style style:name="T173" style:family="text">
      <style:text-properties fo:font-size="14pt" fo:language="ru" fo:country="RU" officeooo:rsid="01172b13" style:font-size-asian="14pt" style:font-size-complex="14pt"/>
    </style:style>
    <style:style style:name="T174" style:family="text">
      <style:text-properties fo:font-size="14pt" fo:language="ru" fo:country="RU" officeooo:rsid="011980af" style:font-size-asian="14pt" style:font-size-complex="14pt"/>
    </style:style>
    <style:style style:name="T175" style:family="text">
      <style:text-properties fo:font-size="14pt" fo:language="ru" fo:country="RU" officeooo:rsid="011a2a08" style:font-size-asian="14pt" style:font-size-complex="14pt"/>
    </style:style>
    <style:style style:name="T176" style:family="text">
      <style:text-properties fo:font-size="14pt" fo:language="ru" fo:country="RU" officeooo:rsid="011db66a" style:font-size-asian="14pt" style:font-size-complex="14pt"/>
    </style:style>
    <style:style style:name="T177" style:family="text">
      <style:text-properties fo:font-size="14pt" fo:language="ru" fo:country="RU" officeooo:rsid="0120d439" style:font-size-asian="14pt" style:font-size-complex="14pt"/>
    </style:style>
    <style:style style:name="T178" style:family="text">
      <style:text-properties fo:font-size="14pt" fo:language="ru" fo:country="RU" officeooo:rsid="012a3b86" style:font-size-asian="14pt" style:font-size-complex="14pt"/>
    </style:style>
    <style:style style:name="T179" style:family="text">
      <style:text-properties fo:font-size="14pt" fo:language="ru" fo:country="RU" officeooo:rsid="0128e20d" style:font-size-asian="14pt" style:font-size-complex="14pt"/>
    </style:style>
    <style:style style:name="T180" style:family="text">
      <style:text-properties fo:font-size="14pt" fo:language="ru" fo:country="RU" officeooo:rsid="0140b9fe" style:font-size-asian="14pt" style:font-size-complex="14pt"/>
    </style:style>
    <style:style style:name="T181" style:family="text">
      <style:text-properties fo:font-size="14pt" fo:language="ru" fo:country="RU" fo:font-style="normal" style:text-underline-style="solid" style:text-underline-width="auto" style:text-underline-color="font-color" officeooo:rsid="008463ce" style:font-size-asian="14pt" style:font-style-asian="normal" style:font-size-complex="14pt" style:font-style-complex="normal"/>
    </style:style>
    <style:style style:name="T182" style:family="text">
      <style:text-properties fo:font-size="14pt" fo:language="ru" fo:country="RU" fo:font-style="italic" style:font-size-asian="14pt" style:font-style-asian="italic" style:font-size-complex="14pt" style:font-style-complex="italic"/>
    </style:style>
    <style:style style:name="T183" style:family="text">
      <style:text-properties fo:font-size="14pt" fo:language="ru" fo:country="RU" fo:font-style="italic" officeooo:rsid="00bd8a30" style:font-size-asian="14pt" style:font-style-asian="italic" style:font-size-complex="14pt" style:font-style-complex="italic"/>
    </style:style>
    <style:style style:name="T184" style:family="text">
      <style:text-properties fo:font-size="14pt" fo:language="ru" fo:country="RU" style:text-underline-style="solid" style:text-underline-width="auto" style:text-underline-color="font-color" style:font-size-asian="14pt" style:font-size-complex="14pt"/>
    </style:style>
    <style:style style:name="T185" style:family="text">
      <style:text-properties fo:font-size="14pt" fo:font-style="normal" style:text-underline-style="solid" style:text-underline-width="auto" style:text-underline-color="font-color" style:font-size-asian="14pt" style:font-style-asian="normal" style:font-size-complex="14pt" style:font-style-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1">Начинаем </text:span></text:p>
      <text:p text:style-name="P2"/>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text:soft-page-break/><text:span text:style-name="T1">У</text:span><text:span text:style-name="T2">становка (</text:span>Installation<text:span text:style-name="T2">)</text:span></text:p>
      <text:p text:style-name="P54"><text:a xlink:type="simple" xlink:href="https://laravel.com/docs/8.x/installation#installation" text:style-name="Internet_20_link" text:visited-style-name="Visited_20_Internet_20_Link"><text:span text:style-name="T124"/></text:a></text:p>
      <text:p text:style-name="P54"><text:span text:style-name="T125">Установка (</text:span><text:a xlink:type="simple" xlink:href="https://laravel.com/docs/8.x/installation#installation" text:style-name="Internet_20_link" text:visited-style-name="Visited_20_Internet_20_Link"><text:span text:style-name="T126">Installation</text:span></text:a><text:span text:style-name="T125">)</text:span><text:span text:style-name="T126"> </text:span></text:p>
      <text:list xml:id="list3275093186" text:style-name="L1">
        <text:list-item>
          <text:list>
            <text:list-item>
              <text:p text:style-name="P48"><text:span text:style-name="T125">Требования к серверу (</text:span><text:a xlink:type="simple" xlink:href="https://laravel.com/docs/8.x/installation#server-requirements" text:style-name="Internet_20_link" text:visited-style-name="Visited_20_Internet_20_Link"><text:span text:style-name="T124">Server Requirements</text:span></text:a><text:span text:style-name="T125">)</text:span></text:p>
            </text:list-item>
            <text:list-item>
              <text:p text:style-name="P48"><text:span text:style-name="T125">Установка Ларавель (</text:span><text:a xlink:type="simple" xlink:href="https://laravel.com/docs/8.x/installation#installing-laravel" text:style-name="Internet_20_link" text:visited-style-name="Visited_20_Internet_20_Link"><text:span text:style-name="T124">Installing Laravel</text:span></text:a><text:span text:style-name="T125">)</text:span><text:span text:style-name="T124"> </text:span></text:p>
            </text:list-item>
            <text:list-item>
              <text:p text:style-name="P48"><text:span text:style-name="T125">Конфигурация (</text:span><text:a xlink:type="simple" xlink:href="https://laravel.com/docs/8.x/installation#configuration" text:style-name="Internet_20_link" text:visited-style-name="Visited_20_Internet_20_Link"><text:span text:style-name="T124">Configuration</text:span></text:a><text:span text:style-name="T125">)</text:span><text:span text:style-name="T124"> </text:span></text:p>
            </text:list-item>
          </text:list>
        </text:list-item>
        <text:list-item>
          <text:p text:style-name="P48"><text:span text:style-name="T125">Конфигурация веб-сервера (</text:span><text:a xlink:type="simple" xlink:href="https://laravel.com/docs/8.x/installation#web-server-configuration" text:style-name="Internet_20_link" text:visited-style-name="Visited_20_Internet_20_Link"><text:span text:style-name="T124">Web Server Configuration</text:span></text:a><text:span text:style-name="T125">)</text:span></text:p>
          <text:list>
            <text:list-item>
              <text:p text:style-name="P48"><text:span text:style-name="T125">Конфигурация папок (</text:span><text:a xlink:type="simple" xlink:href="https://laravel.com/docs/8.x/installation#directory-configuration" text:style-name="Internet_20_link" text:visited-style-name="Visited_20_Internet_20_Link"><text:span text:style-name="T124">Directory Configuration</text:span></text:a><text:span text:style-name="T125">)</text:span><text:span text:style-name="T124"> </text:span></text:p>
            </text:list-item>
            <text:list-item>
              <text:p text:style-name="P48"><text:span text:style-name="T125">Красивые адреса (</text:span><text:a xlink:type="simple" xlink:href="https://laravel.com/docs/8.x/installation#pretty-urls" text:style-name="Internet_20_link" text:visited-style-name="Visited_20_Internet_20_Link"><text:span text:style-name="T124">Pretty URLs</text:span></text:a><text:span text:style-name="T125">)</text:span></text:p>
            </text:list-item>
          </text:list>
        </text:list-item>
      </text:list>
      <text:p text:style-name="P56"/>
      <text:p text:style-name="P54"><text:span text:style-name="T151">Установка (</text:span><text:a xlink:type="simple" xlink:href="https://laravel.com/docs/8.x/installation#installation" text:style-name="Internet_20_link" text:visited-style-name="Visited_20_Internet_20_Link"><text:span text:style-name="T152">Installation</text:span></text:a><text:span text:style-name="T151">)</text:span><text:span text:style-name="T152"> </text:span></text:p>
      <text:p text:style-name="P61">требования к серверу.</text:p>
      <text:p text:style-name="P31">Фреймворк Laravel имеет несколько системных требований:<text:line-break/></text:p>
      <text:list xml:id="list2868203049" text:style-name="L2">
        <text:list-item>
          <text:p text:style-name="P57">PHP &gt;= 7.3 </text:p>
        </text:list-item>
        <text:list-item>
          <text:p text:style-name="P57">BCMath PHP Extension </text:p>
        </text:list-item>
        <text:list-item>
          <text:p text:style-name="P57">Ctype PHP Extension </text:p>
        </text:list-item>
        <text:list-item>
          <text:p text:style-name="P57">Fileinfo PHP Extension </text:p>
        </text:list-item>
        <text:list-item>
          <text:p text:style-name="P57">JSON PHP Extension </text:p>
        </text:list-item>
        <text:list-item>
          <text:p text:style-name="P57">Mbstring PHP Extension </text:p>
        </text:list-item>
        <text:list-item>
          <text:p text:style-name="P57">OpenSSL PHP Extension </text:p>
        </text:list-item>
        <text:list-item>
          <text:p text:style-name="P57">PDO PHP Extension </text:p>
        </text:list-item>
        <text:list-item>
          <text:p text:style-name="P57">Tokenizer PHP Extension </text:p>
        </text:list-item>
        <text:list-item>
          <text:p text:style-name="P62">XML PHP Extension</text:p>
        </text:list-item>
      </text:list>
      <text:p text:style-name="P58"/>
      <text:p text:style-name="P4"><text:span text:style-name="T155">Установка Ларавель (</text:span><text:a xlink:type="simple" xlink:href="https://laravel.com/docs/8.x/installation#installing-laravel" text:style-name="Internet_20_link" text:visited-style-name="Visited_20_Internet_20_Link"><text:span text:style-name="T154">Installing Laravel</text:span></text:a><text:span text:style-name="T155">)</text:span><text:span text:style-name="T154"> </text:span></text:p>
      <text:p text:style-name="P32">Laravel использует Composer <text:span text:style-name="T50">(https://getcomposer.org/) </text:span>для управления своими зависимостями. Итак, перед использованием Laravel убедитесь, что на вашем компьютере установлен Composer.</text:p>
      <text:p text:style-name="P32"/>
      <text:h text:style-name="P12" text:outline-level="4"><text:bookmark text:name="via-laravel-installer"/><text:span text:style-name="T127">Установка с использованием установщика ларавель</text:span><text:a xlink:type="simple" xlink:href="https://laravel.com/docs/8.x/installation#via-laravel-installer" text:style-name="Internet_20_link" text:visited-style-name="Visited_20_Internet_20_Link"><text:span text:style-name="T124">Via Laravel Installer</text:span></text:a></text:h>
      <text:p text:style-name="P32">Сначала загрузите установщик Laravel с помощью Composer:</text:p>
      <text:p text:style-name="P5"><text:span text:style-name="Source_20_Text"><text:span text:style-name="T124">composer global require laravel/installer</text:span></text:span></text:p>
      <text:p text:style-name="P33">Обязательно поместите общесистемный каталог bin поставщика Composer в ваш $ PATH, чтобы исполняемый файл laravel мог быть обнаружен вашей системой. Этот каталог существует в разных местах в зависимости от вашей операционной системы; однако некоторые общие местоположения включают:</text:p>
      <text:p text:style-name="P4"><text:span text:style-name="T124">macOS: </text:span><text:span text:style-name="Source_20_Text"><text:span text:style-name="T124">$HOME/.composer/vendor/bin</text:span></text:span><text:span text:style-name="T124"> </text:span></text:p>
      <text:list xml:id="list1833536132" text:style-name="L3">
        <text:list-item>
          <text:p text:style-name="P51"><text:span text:style-name="T124">Windows: </text:span><text:span text:style-name="Source_20_Text"><text:span text:style-name="T124">%USERPROFILE%\AppData\Roaming\Composer\vendor\bin</text:span></text:span><text:span text:style-name="T124"> </text:span></text:p>
        </text:list-item>
        <text:list-item>
          <text:p text:style-name="P51"><text:soft-page-break/><text:span text:style-name="T124">GNU / Linux Distributions: </text:span><text:span text:style-name="Source_20_Text"><text:span text:style-name="T124">$HOME/.config/composer/vendor/bin</text:span></text:span><text:span text:style-name="T124"> or </text:span><text:span text:style-name="Source_20_Text"><text:span text:style-name="T124">$HOME/.composer/vendor/bin</text:span></text:span><text:span text:style-name="T124"> </text:span></text:p>
        </text:list-item>
      </text:list>
      <text:p text:style-name="P40"><text:span text:style-name="T63">Вы также можете найти глобальный путь установки </text:span>composer<text:span text:style-name="T63">, запустив composer global about и выполнив поиск с первой строки.</text:span></text:p>
      <text:p text:style-name="P40"/>
      <text:p text:style-name="P29"><text:span text:style-name="T124">После установки команда laravel new создаст новую установку Laravel в указанном вами каталоге. Например, </text:span><text:span text:style-name="Source_20_Text"><text:span text:style-name="T128">laravel new blog</text:span></text:span><text:span text:style-name="T128"> </text:span><text:span text:style-name="T124">создаст каталог с именем blog, содержащий новую установку Laravel со всеми уже установленными зависимостями Laravel:<text:line-break/><text:line-break/></text:span><text:span text:style-name="Source_20_Text"><text:span text:style-name="T124">laravel new blog</text:span></text:span></text:p>
      <text:p text:style-name="P41"/>
      <text:p text:style-name="P42"/>
      <text:h text:style-name="P14" text:outline-level="4"><text:bookmark text:name="via-composer-create-project"/><text:span text:style-name="T129">Установка с использованием Композера </text:span><text:a xlink:type="simple" xlink:href="https://laravel.com/docs/8.x/installation#via-composer-create-project" text:style-name="Internet_20_link" text:visited-style-name="Visited_20_Internet_20_Link"><text:span text:style-name="T124">Via Composer Create-Project</text:span></text:a></text:h>
      <text:p text:style-name="P34">В качестве альтернативы вы также можете установить Laravel, введя команду Composer create-project в своем терминале:</text:p>
      <text:p text:style-name="P6"><text:span text:style-name="Source_20_Text"><text:span text:style-name="T124">composer create-project --prefer-dist laravel/laravel blog</text:span></text:span></text:p>
      <text:p text:style-name="P34"/>
      <text:p text:style-name="P30"><text:span text:style-name="T158">Локальный сервер для разработки (</text:span><text:bookmark text:name="local-development-server"/><text:a xlink:type="simple" xlink:href="https://laravel.com/docs/8.x/installation#local-development-server" text:style-name="Internet_20_link" text:visited-style-name="Visited_20_Internet_20_Link"><text:span text:style-name="T124">Local Development Server</text:span></text:a><text:span text:style-name="T158">)</text:span></text:p>
      <text:p text:style-name="P34">Если у вас установлен PHP локально и вы хотите использовать встроенный сервер разработки PHP для обслуживания своего приложения, вы можете использовать Artisan-команду serve. Эта команда запустит сервер разработки по адресу http: // localhost: 8000:</text:p>
      <text:p text:style-name="P6"><text:span text:style-name="Source_20_Text"><text:span text:style-name="T124">php artisan serve</text:span></text:span></text:p>
      <text:p text:style-name="P35">Мое: я использую xampp — вот гайд для linux. Конкретное ubuntu: </text:p>
      <text:p text:style-name="P34"/>
      <text:p text:style-name="P30"><text:span text:style-name="T181">Конфигурация (</text:span><text:bookmark text:name="configuration"/><text:a xlink:type="simple" xlink:href="https://laravel.com/docs/8.x/installation#configuration" text:style-name="Internet_20_link" text:visited-style-name="Visited_20_Internet_20_Link"><text:span text:style-name="T185">Configuration</text:span></text:a><text:span text:style-name="T181">)</text:span></text:p>
      <text:p text:style-name="P30"><text:span text:style-name="T159">Публичная директория (</text:span><text:bookmark text:name="public-directory"/><text:a xlink:type="simple" xlink:href="https://laravel.com/docs/8.x/installation#public-directory" text:style-name="Internet_20_link" text:visited-style-name="Visited_20_Internet_20_Link"><text:span text:style-name="T124">Public Directory</text:span></text:a><text:span text:style-name="T159">)</text:span></text:p>
      <text:p text:style-name="P34">После установки Laravel вы должны настроить <text:span text:style-name="T53">веб-сервер так, чтобы корневой каталог веб-сайта была «public» папка. </text:span>Index.php в этом каталоге служит фронт-контроллером для всех HTTP-запросов, поступающих в ваше приложение.</text:p>
      <text:p text:style-name="P34"/>
      <text:p text:style-name="P36">Мое: я так понимаю другие папки должны быть не доступны?</text:p>
      <text:p text:style-name="P36"/>
      <text:p text:style-name="P30"><text:span text:style-name="T160">Файлы конфигурации (</text:span><text:bookmark text:name="configuration-files"/><text:a xlink:type="simple" xlink:href="https://laravel.com/docs/8.x/installation#configuration-files" text:style-name="Internet_20_link" text:visited-style-name="Visited_20_Internet_20_Link"><text:span text:style-name="T124">Configuration Files</text:span></text:a><text:span text:style-name="T160">)</text:span></text:p>
      <text:p text:style-name="P34">Все файлы конфигурации для фреймворка Laravel хранятся в каталоге config. </text:p>
      <text:p text:style-name="P34"/>
      <text:p text:style-name="P30"><text:span text:style-name="T161">Права доступа к папкам (</text:span><text:bookmark text:name="directory-permissions"/><text:a xlink:type="simple" xlink:href="https://laravel.com/docs/8.x/installation#directory-permissions" text:style-name="Internet_20_link" text:visited-style-name="Visited_20_Internet_20_Link"><text:span text:style-name="T124">Directory Permissions</text:span></text:a><text:span text:style-name="T161">)</text:span></text:p>
      <text:p text:style-name="P30"><text:span text:style-name="T162">После установки Laravel вам может потребоваться настроить некоторые разрешения. Каталоги в хранилище </text:span><text:span text:style-name="T163">(</text:span><text:span text:style-name="Source_20_Text"><text:span text:style-name="T124">storage</text:span></text:span><text:span text:style-name="T163">) </text:span><text:span text:style-name="T162">и каталоги начальной загрузки / кеша <text:s/></text:span><text:span text:style-name="T163">(</text:span><text:span text:style-name="Source_20_Text"><text:span text:style-name="T163">bootstrap/cache</text:span></text:span><text:span text:style-name="T163">) </text:span><text:span text:style-name="T162">должны быть доступны для записи вашим веб-сервером, иначе Laravel не запустится. </text:span></text:p>
      <text:p text:style-name="P42"/>
      <text:p text:style-name="P30"><text:soft-page-break/><text:span text:style-name="T130">Ключ приложения (</text:span><text:bookmark text:name="application-key"/><text:a xlink:type="simple" xlink:href="https://laravel.com/docs/8.x/installation#application-key" text:style-name="Internet_20_link" text:visited-style-name="Visited_20_Internet_20_Link"><text:span text:style-name="T124">Application Key</text:span></text:a><text:span text:style-name="T130">).</text:span></text:p>
      <text:p text:style-name="P33">Следующее, что вам нужно сделать после установки Laravel, - это установить для ключа приложения случайную строку. Если вы установили Laravel через Composer или установщик Laravel, этот ключ уже был установлен для вас с помощью команды php artisan key: generate.<text:line-break/><text:line-break/>Обычно эта строка должна состоять из 32 символов. Ключ можно задать в файле среды .env. Если вы не скопировали файл .env.example в новый файл с именем .env, вам следует сделать это сейчас. Если ключ приложения не установлен, ваши пользовательские сеансы и другие зашифрованные данные не будут в безопасности!</text:p>
      <text:p text:style-name="P42"/>
      <text:p text:style-name="P43">Мое: я думаю тут слово конфигурации лучше перевести как настройки — более подходит по смыслу.</text:p>
      <text:p text:style-name="P42"/>
      <text:p text:style-name="P44">Мое: кстаи думаю можно отойти от стандартной структуры статей laravel, потому что многое мне кажется лепым и не к месту. Так что думаю, когда буду второй раз читать — буду чистить. <text:span text:style-name="T54">Возможно пропадет как раздел вообще «Давайте начнем».</text:span></text:p>
      <text:p text:style-name="P42"/>
      <text:p text:style-name="P47">Конфигурация/настройка веб-сервера. </text:p>
      <text:p text:style-name="P30"><text:span text:style-name="T131">Настройка папок (</text:span><text:bookmark text:name="directory-configuration"/><text:a xlink:type="simple" xlink:href="https://laravel.com/docs/8.x/installation#directory-configuration" text:style-name="Internet_20_link" text:visited-style-name="Visited_20_Internet_20_Link"><text:span text:style-name="T124">Directory Configuration</text:span></text:a><text:span text:style-name="T131">)</text:span></text:p>
      <text:p text:style-name="P34">Laravel всегда должен обслуживаться из корня «веб-каталога», настроенного для вашего веб-сервера. Вы не должны пытаться обслуживать приложение Laravel из подкаталога «веб-каталога». Попытка сделать это может открыть доступ к конфиденциальным файлам, присутствующим в вашем приложении.</text:p>
      <text:p text:style-name="P42"/>
      <text:p text:style-name="P30"><text:span text:style-name="T132">Красивые ссылки (</text:span><text:bookmark text:name="pretty-urls"/><text:a xlink:type="simple" xlink:href="https://laravel.com/docs/8.x/installation#pretty-urls" text:style-name="Internet_20_link" text:visited-style-name="Visited_20_Internet_20_Link"><text:span text:style-name="T124">Pretty URLs</text:span></text:a><text:span text:style-name="T132">)</text:span></text:p>
      <text:h text:style-name="P16" text:outline-level="4"><text:bookmark text:name="apache"/><text:a xlink:type="simple" xlink:href="https://laravel.com/docs/8.x/installation#apache" text:style-name="Internet_20_link" text:visited-style-name="Visited_20_Internet_20_Link"><text:span text:style-name="T132">Apache</text:span></text:a></text:h>
      <text:p text:style-name="P40"><text:span text:style-name="T71">Laravel включает </text:span><text:span text:style-name="T72">public</text:span><text:span text:style-name="T71">/ .htaccess, который используется для предоставления URL-адресов без переднего контроллера index.php в пути. Перед обслуживанием Laravel с Apache обязательно включите модуль mod_rewrite, чтобы файл .htaccess был обработан сервером.<text:line-break/>Если файл .htaccess, поставляемый с Laravel, не работает с вашей установкой Apache, попробуйте следующий вариант:</text:span></text:p>
      <text:p text:style-name="P8"><text:span text:style-name="Source_20_Text"><text:span text:style-name="T124">Options +FollowSymLinks -Indexes</text:span></text:span></text:p>
      <text:p text:style-name="P8"><text:span text:style-name="Source_20_Text"><text:span text:style-name="T124">RewriteEngine On</text:span></text:span></text:p>
      <text:p text:style-name="P10"/>
      <text:p text:style-name="P8"><text:span text:style-name="Source_20_Text"><text:span text:style-name="T124">RewriteCond %{HTTP:Authorization} .</text:span></text:span></text:p>
      <text:p text:style-name="P8"><text:span text:style-name="Source_20_Text"><text:span text:style-name="T124">RewriteRule .* - [E=HTTP_AUTHORIZATION:%{HTTP:Authorization}]</text:span></text:span></text:p>
      <text:p text:style-name="P10"/>
      <text:p text:style-name="P8"><text:span text:style-name="Source_20_Text"><text:span text:style-name="T124">RewriteCond %{REQUEST_FILENAME} !-d</text:span></text:span></text:p>
      <text:p text:style-name="P8"><text:span text:style-name="Source_20_Text"><text:span text:style-name="T124">RewriteCond %{REQUEST_FILENAME} !-f</text:span></text:span></text:p>
      <text:p text:style-name="P8"><text:span text:style-name="Source_20_Text"><text:span text:style-name="T124">RewriteRule ^ index.php [L]</text:span></text:span></text:p>
      <text:p text:style-name="P42"><text:soft-page-break/></text:p>
      <text:h text:style-name="P14" text:outline-level="4"><text:bookmark text:name="nginx"/><text:a xlink:type="simple" xlink:href="https://laravel.com/docs/8.x/installation#nginx" text:style-name="Internet_20_link" text:visited-style-name="Visited_20_Internet_20_Link"><text:span text:style-name="T124">Nginx</text:span></text:a></text:h>
      <text:p text:style-name="P27"><text:span text:style-name="T124">Если вы используете Nginx, следующая директива в конфигурации вашего сайта будет направлять все запросы на фронт-контроллер index.php:<text:line-break/></text:span><text:span text:style-name="Source_20_Text"><text:span text:style-name="T124">location / {</text:span></text:span></text:p>
      <text:p text:style-name="P8"><text:span text:style-name="Source_20_Text"><text:span text:style-name="T124"><text:s text:c="4"/>try_files $uri $uri/ /index.php?$query_string;</text:span></text:span></text:p>
      <text:p text:style-name="P27"><text:span text:style-name="Source_20_Text"><text:span text:style-name="T124">}</text:span></text:span><text:span text:style-name="T124"><text:line-break/>При использовании Homestead или Valet красивые URL-адреса будут настроены автоматически.</text:span></text:p>
      <text:p text:style-name="P42"/>
      <text:p text:style-name="P45">Тут нужно почитать теорию apache и nginx иначе нихуя не ясно.</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21" text:outline-level="1"><text:soft-page-break/>Configuration</text:h>
      <text:p text:style-name="P50"><text:span text:style-name="T133">Вступление </text:span><text:a xlink:type="simple" xlink:href="https://laravel.com/docs/8.x/configuration#introduction" text:style-name="Internet_20_link" text:visited-style-name="Visited_20_Internet_20_Link"><text:span text:style-name="T124">Introduction</text:span></text:a><text:span text:style-name="T124"> </text:span></text:p>
      <text:list xml:id="list14528975" text:style-name="L4">
        <text:list-item>
          <text:p text:style-name="P52"><text:span text:style-name="T133">Настройка среды </text:span><text:a xlink:type="simple" xlink:href="https://laravel.com/docs/8.x/configuration#environment-configuration" text:style-name="Internet_20_link" text:visited-style-name="Visited_20_Internet_20_Link"><text:span text:style-name="T124">Environment Configuration</text:span></text:a><text:span text:style-name="T124"> </text:span></text:p>
          <text:list>
            <text:list-item>
              <text:p text:style-name="P52"><text:span text:style-name="T133">Типы переменных среды </text:span><text:a xlink:type="simple" xlink:href="https://laravel.com/docs/8.x/configuration#environment-variable-types" text:style-name="Internet_20_link" text:visited-style-name="Visited_20_Internet_20_Link"><text:span text:style-name="T124">Environment Variable Types</text:span></text:a><text:span text:style-name="T124"> </text:span></text:p>
            </text:list-item>
            <text:list-item>
              <text:p text:style-name="P52"><text:span text:style-name="T157">Получение конфигурации среды </text:span><text:a xlink:type="simple" xlink:href="https://laravel.com/docs/8.x/configuration#retrieving-environment-configuration" text:style-name="Internet_20_link" text:visited-style-name="Visited_20_Internet_20_Link"><text:span text:style-name="T124">Retrieving Environment Configuration</text:span></text:a><text:span text:style-name="T124"> </text:span></text:p>
            </text:list-item>
            <text:list-item>
              <text:p text:style-name="P52"><text:span text:style-name="T157">Определение текущей среды </text:span><text:a xlink:type="simple" xlink:href="https://laravel.com/docs/8.x/configuration#determining-the-current-environment" text:style-name="Internet_20_link" text:visited-style-name="Visited_20_Internet_20_Link"><text:span text:style-name="T124">Determining The Current Environment</text:span></text:a><text:span text:style-name="T124"> </text:span></text:p>
            </text:list-item>
            <text:list-item>
              <text:p text:style-name="P52"><text:span text:style-name="T157">Скрытие переменных среды со страниц отладки </text:span><text:a xlink:type="simple" xlink:href="https://laravel.com/docs/8.x/configuration#hiding-environment-variables-from-debug" text:style-name="Internet_20_link" text:visited-style-name="Visited_20_Internet_20_Link"><text:span text:style-name="T124">Hiding Environment Variables From Debug Pages</text:span></text:a><text:span text:style-name="T124"> </text:span></text:p>
            </text:list-item>
          </text:list>
        </text:list-item>
        <text:list-item>
          <text:p text:style-name="P52"><text:span text:style-name="T157">Доступ к значениям конфигурации </text:span><text:a xlink:type="simple" xlink:href="https://laravel.com/docs/8.x/configuration#accessing-configuration-values" text:style-name="Internet_20_link" text:visited-style-name="Visited_20_Internet_20_Link"><text:span text:style-name="T124">Accessing Configuration Values</text:span></text:a><text:span text:style-name="T124"> </text:span></text:p>
        </text:list-item>
        <text:list-item>
          <text:p text:style-name="P52"><text:span text:style-name="T157">Кэширование конфигурации </text:span><text:a xlink:type="simple" xlink:href="https://laravel.com/docs/8.x/configuration#configuration-caching" text:style-name="Internet_20_link" text:visited-style-name="Visited_20_Internet_20_Link"><text:span text:style-name="T124">Configuration Caching</text:span></text:a><text:span text:style-name="T124"> </text:span></text:p>
        </text:list-item>
        <text:list-item>
          <text:p text:style-name="P52"><text:span text:style-name="T157">Режим обслуживания </text:span><text:a xlink:type="simple" xlink:href="https://laravel.com/docs/8.x/configuration#maintenance-mode" text:style-name="Internet_20_link" text:visited-style-name="Visited_20_Internet_20_Link"><text:span text:style-name="T124">Maintenance Mode</text:span></text:a><text:span text:style-name="T124"> </text:span></text:p>
        </text:list-item>
      </text:list>
      <text:p text:style-name="P59"/>
      <text:p text:style-name="P50"><text:span text:style-name="T153">Вступление </text:span><text:a xlink:type="simple" xlink:href="https://laravel.com/docs/8.x/configuration#introduction" text:style-name="Internet_20_link" text:visited-style-name="Visited_20_Internet_20_Link"><text:span text:style-name="T150">Introduction</text:span></text:a><text:span text:style-name="T150"> </text:span></text:p>
      <text:p text:style-name="P34">Все файлы конфигурации для фреймворка Laravel хранятся в каталоге config. </text:p>
      <text:p text:style-name="P37"/>
      <text:p text:style-name="P28"><text:span text:style-name="T183">Настройка среды </text:span><text:a xlink:type="simple" xlink:href="https://laravel.com/docs/8.x/configuration#environment-configuration" text:style-name="Internet_20_link" text:visited-style-name="Visited_20_Internet_20_Link"><text:span text:style-name="T150">Environment Configuration</text:span></text:a><text:span text:style-name="T182"> </text:span></text:p>
      <text:p text:style-name="P27"><text:span text:style-name="T124">Часто бывает полезно иметь разные значения конфигурации в зависимости от среды, в которой выполняется приложение. Например, вы можете захотеть использовать локально другой драйвер кеша, чем на рабочем сервере.<text:line-break/>Laravel использует библиотеку <text:s/></text:span><text:a xlink:type="simple" xlink:href="https://github.com/vlucas/phpdotenv" text:style-name="Internet_20_link" text:visited-style-name="Visited_20_Internet_20_Link"><text:span text:style-name="T124">DotEnv</text:span></text:a><text:span text:style-name="T124"> PHP. В новой установке Laravel корневой каталог вашего приложения будет содержать файл .env.example. Если вы устанавливаете Laravel через Composer, этот файл будет автоматически скопирован в .env. В противном случае вам следует скопировать файл вручную.<text:line-break/>Ваш файл .env не должен быть привязан к системе контроля версий вашего приложения, поскольку каждому разработчику / серверу, использующему ваше приложение, может потребоваться другая конфигурация среды. Более того, это будет угрозой безопасности в случае, если злоумышленник получит доступ к вашему репозиторию системы управления версиями, поскольку любые конфиденциальные учетные данные будут раскрыты. </text:span><text:span text:style-name="T134">В</text:span><text:span text:style-name="T124">ы можете продолжить включение файла .env.example в свое приложение. Помещая значения заполнителей в пример файла конфигурации, другие разработчики в вашей команде могут четко видеть, какие переменные среды необходимы для запуска вашего приложения. Вы также можете создать файл .env.testing. Этот файл заменит файл .env при запуске тестов PHPUnit или выполнении команд Artisan с параметром --env = testing.<text:line-break/>Любая переменная в вашем .env-файле может быть переопределена внешними переменными среды, такими как переменные среды на уровне сервера или системы.</text:span></text:p>
      <text:p text:style-name="P34">Если вам нужно определить переменную среды со значением, содержащим пробелы, вы можете сделать это, заключив значение в двойные кавычки.<text:line-break/>APP_NAME = "Мое приложение"</text:p>
      <text:p text:style-name="P34"/>
      <text:h text:style-name="P17" text:outline-level="3"><text:bookmark text:name="retrieving-environment-configuration"/><text:soft-page-break/><text:span text:style-name="T154">Получение конфигурации среды </text:span><text:span text:style-name="T156">(</text:span><text:a xlink:type="simple" xlink:href="https://laravel.com/docs/8.x/configuration#retrieving-environment-configuration" text:style-name="Internet_20_link" text:visited-style-name="Visited_20_Internet_20_Link"><text:span text:style-name="T154">Retrieving Environment Configuration</text:span></text:a><text:span text:style-name="T156">).</text:span></text:h>
      <text:p text:style-name="P54"><text:span text:style-name="T164">Все переменные, перечисленные в этом файле, будут загружены в суперглобал PHP $ _ENV, когда ваше приложение получит запрос. Однако вы можете использовать помощник env для получения значений из этих переменных в ваших файлах конфигурации. Фактически, если вы просмотрите файлы конфигурации Laravel, вы заметите несколько опций, уже использующих этот помощник:<text:line-break/></text:span><text:span text:style-name="Source_20_Text"><text:span text:style-name="T124">'debug' =&gt; env('APP_DEBUG', false),</text:span></text:span><text:span text:style-name="T164"><text:line-break/>Второе значение, переданное функции env, - это «значение по умолчанию». Это значение будет использоваться, если для данного ключа не существует переменной среды.</text:span></text:p>
      <text:p text:style-name="P63"/>
      <text:p text:style-name="P54"><text:span text:style-name="T184">Определение текущей среды </text:span><text:a xlink:type="simple" xlink:href="https://laravel.com/docs/8.x/configuration#determining-the-current-environment" text:style-name="Internet_20_link" text:visited-style-name="Visited_20_Internet_20_Link"><text:span text:style-name="T154">Determining The Current Environment</text:span></text:a><text:span text:style-name="T154"> </text:span></text:p>
      <text:p text:style-name="P54"><text:span text:style-name="T157">Текущая среда приложения определяется с помощью переменной APP_ENV из вашего файла .env. Вы можете получить доступ к этому значению с помощью метода </text:span><text:span text:style-name="Source_20_Text"><text:span text:style-name="T157">environment</text:span></text:span><text:span text:style-name="T157"> на фасаде </text:span><text:span text:style-name="Source_20_Text"><text:span text:style-name="T165">App</text:span></text:span><text:span text:style-name="T157">:</text:span></text:p>
      <text:p text:style-name="P8"><text:span text:style-name="Source_20_Text"><text:span text:style-name="T124">$environment = App::environment();</text:span></text:span></text:p>
      <text:p text:style-name="P64">Вы также можете передать аргументы методу среды, чтобы проверить, соответствует ли среда заданному значению. Метод вернет истину, если среда соответствует любому из заданных значений:</text:p>
      <text:p text:style-name="P9"><text:span text:style-name="Source_20_Text"><text:span text:style-name="T124">if (App::environment('local')) {</text:span></text:span></text:p>
      <text:p text:style-name="P8"><text:span text:style-name="Source_20_Text"><text:span text:style-name="T124"><text:s text:c="4"/>// The environment is local</text:span></text:span></text:p>
      <text:p text:style-name="P8"><text:span text:style-name="Source_20_Text"><text:span text:style-name="T124">}</text:span></text:span></text:p>
      <text:p text:style-name="P10"/>
      <text:p text:style-name="P8"><text:span text:style-name="Source_20_Text"><text:span text:style-name="T124">if (App::environment(['local', 'staging'])) {</text:span></text:span></text:p>
      <text:p text:style-name="P8"><text:span text:style-name="Source_20_Text"><text:span text:style-name="T124"><text:s text:c="4"/>// The environment is either local OR staging...</text:span></text:span></text:p>
      <text:p text:style-name="P8"><text:span text:style-name="Source_20_Text"><text:span text:style-name="T124">}</text:span></text:span></text:p>
      <text:p text:style-name="P33"/>
      <text:p text:style-name="P54"><text:span text:style-name="T184">Скрытие переменных среды со страниц отладки </text:span><text:a xlink:type="simple" xlink:href="https://laravel.com/docs/8.x/configuration#hiding-environment-variables-from-debug" text:style-name="Internet_20_link" text:visited-style-name="Visited_20_Internet_20_Link"><text:span text:style-name="T154">Hiding Environment Variables From Debug Pages</text:span></text:a><text:span text:style-name="T154"> </text:span></text:p>
      <text:p text:style-name="P64">Когда исключение не перехвачено и переменная среды APP_DEBUG имеет значение true, на странице отладки будут показаны все переменные среды и их содержимое. В некоторых случаях вы можете захотеть скрыть определенные переменные. Вы можете сделать это, обновив параметр debug_hide в файле конфигурации config / app.php.<text:line-break/><text:line-break/>Некоторые переменные доступны как в переменных среды, так и в данных сервера/запроса. Следовательно, вам может потребоваться скрыть их как для $ _ENV, так и для $ _SERVER:</text:p>
      <text:p text:style-name="P8"><text:span text:style-name="Source_20_Text"><text:span text:style-name="T166">return [</text:span></text:span></text:p>
      <text:p text:style-name="P10"/>
      <text:p text:style-name="P8"><text:soft-page-break/><text:span text:style-name="Source_20_Text"><text:span text:style-name="T124"><text:s text:c="4"/>// ...</text:span></text:span></text:p>
      <text:p text:style-name="P10"/>
      <text:p text:style-name="P8"><text:span text:style-name="Source_20_Text"><text:span text:style-name="T124"><text:s text:c="4"/>'debug_hide' =&gt; [</text:span></text:span></text:p>
      <text:p text:style-name="P8"><text:span text:style-name="Source_20_Text"><text:span text:style-name="T124"><text:s text:c="8"/>'_ENV' =&gt; [</text:span></text:span></text:p>
      <text:p text:style-name="P8"><text:span text:style-name="Source_20_Text"><text:span text:style-name="T124"><text:s text:c="12"/>'APP_KEY',</text:span></text:span></text:p>
      <text:p text:style-name="P8"><text:span text:style-name="Source_20_Text"><text:span text:style-name="T124"><text:s text:c="12"/>'DB_PASSWORD',</text:span></text:span></text:p>
      <text:p text:style-name="P8"><text:span text:style-name="Source_20_Text"><text:span text:style-name="T124"><text:s text:c="8"/>],</text:span></text:span></text:p>
      <text:p text:style-name="P10"/>
      <text:p text:style-name="P8"><text:span text:style-name="Source_20_Text"><text:span text:style-name="T124"><text:s text:c="8"/>'_SERVER' =&gt; [</text:span></text:span></text:p>
      <text:p text:style-name="P8"><text:span text:style-name="Source_20_Text"><text:span text:style-name="T124"><text:s text:c="12"/>'APP_KEY',</text:span></text:span></text:p>
      <text:p text:style-name="P8"><text:span text:style-name="Source_20_Text"><text:span text:style-name="T124"><text:s text:c="12"/>'DB_PASSWORD',</text:span></text:span></text:p>
      <text:p text:style-name="P8"><text:span text:style-name="Source_20_Text"><text:span text:style-name="T124"><text:s text:c="8"/>],</text:span></text:span></text:p>
      <text:p text:style-name="P10"/>
      <text:p text:style-name="P8"><text:span text:style-name="Source_20_Text"><text:span text:style-name="T124"><text:s text:c="8"/>'_POST' =&gt; [</text:span></text:span></text:p>
      <text:p text:style-name="P8"><text:span text:style-name="Source_20_Text"><text:span text:style-name="T124"><text:s text:c="12"/>'password',</text:span></text:span></text:p>
      <text:p text:style-name="P8"><text:span text:style-name="Source_20_Text"><text:span text:style-name="T124"><text:s text:c="8"/>],</text:span></text:span></text:p>
      <text:p text:style-name="P8"><text:span text:style-name="Source_20_Text"><text:span text:style-name="T124"><text:s text:c="4"/>],</text:span></text:span></text:p>
      <text:p text:style-name="P8"><text:span text:style-name="Source_20_Text"><text:span text:style-name="T124">];</text:span></text:span></text:p>
      <text:p text:style-name="P64"/>
      <text:p text:style-name="P54"><text:span text:style-name="T182">Доступ к значениям конфигурации </text:span><text:a xlink:type="simple" xlink:href="https://laravel.com/docs/8.x/configuration#accessing-configuration-values" text:style-name="Internet_20_link" text:visited-style-name="Visited_20_Internet_20_Link"><text:span text:style-name="T150">Accessing Configuration Values</text:span></text:a><text:span text:style-name="T150"> </text:span></text:p>
      <text:p text:style-name="P60"><text:span text:style-name="T56">Вы можете легко получить доступ к своим значениям конфигурации с помощью глобальной вспомогательной функции </text:span><text:span text:style-name="T79">config</text:span><text:span text:style-name="T56"> из любого места вашего приложения. Доступ к значениям конфигурации можно получить с помощью синтаксиса «точка», который включает имя файла и параметр, к которому вы хотите получить доступ. Также может быть указано значение по умолчанию, которое будет возвращено, если параметр конфигурации не существует:</text:span></text:p>
      <text:p text:style-name="P9"><text:span text:style-name="Source_20_Text"><text:span text:style-name="T124">$value = config('app.timezone');</text:span></text:span></text:p>
      <text:p text:style-name="P10"/>
      <text:p text:style-name="P8"><text:span text:style-name="Source_20_Text"><text:span text:style-name="T124">// Retrieve a default value if the configuration value does not exist...</text:span></text:span></text:p>
      <text:p text:style-name="P8"><text:span text:style-name="Source_20_Text"><text:span text:style-name="T124">$value = config('app.timezone', 'Asia/Seoul');</text:span></text:span></text:p>
      <text:p text:style-name="P54"><text:span text:style-name="T157">Чтобы установить значения конфигурации во время выполнения, передайте массив </text:span><text:span text:style-name="Source_20_Text"><text:span text:style-name="T124">config </text:span></text:span><text:span text:style-name="T157">помощнику:</text:span></text:p>
      <text:p text:style-name="P8"><text:span text:style-name="Source_20_Text"><text:span text:style-name="T157">config(['app.timezone' =&gt; 'America/Chicago']);</text:span></text:span></text:p>
      <text:p text:style-name="P64"/>
      <text:p text:style-name="P54"><text:span text:style-name="T182">Кэширование конфигурации </text:span><text:a xlink:type="simple" xlink:href="https://laravel.com/docs/8.x/configuration#configuration-caching" text:style-name="Internet_20_link" text:visited-style-name="Visited_20_Internet_20_Link"><text:span text:style-name="T150">Configuration Caching</text:span></text:a><text:span text:style-name="T150"> </text:span></text:p>
      <text:p text:style-name="P60"><text:span text:style-name="T56">Чтобы повысить скорость своего приложения, вы должны кэшировать все файлы конфигурации в один файл с помощью Artisan-команды config: cache. Это объединит все параметры конфигурации вашего приложения в один файл, который будет быстро загружен фреймворком.<text:line-break/>Команду не следует запускать во время локальной разработки, поскольку параметры конфигурации часто нужно будет изменять в ходе разработки вашего </text:span><text:soft-page-break/><text:span text:style-name="T56">приложения. Обычно вам следует запускать команду php artisan config: cache как часть процедуры развертывания </text:span><text:span text:style-name="T80">(production deployment) </text:span><text:span text:style-name="T56">в производственной среде. <text:line-break/></text:span></text:p>
      <text:p text:style-name="P54"><text:span text:style-name="T182">Режим обслуживания </text:span><text:a xlink:type="simple" xlink:href="https://laravel.com/docs/8.x/configuration#maintenance-mode" text:style-name="Internet_20_link" text:visited-style-name="Visited_20_Internet_20_Link"><text:span text:style-name="T150">Maintenance Mode</text:span></text:a><text:span text:style-name="T150"> </text:span></text:p>
      <text:p text:style-name="P29"><text:span text:style-name="T124">Когда ваше приложение находится в режиме обслуживания (</text:span><text:span text:style-name="Emphasis"><text:span text:style-name="T124">maintenance mode</text:span></text:span><text:span text:style-name="T124">), специальный шаблон будет отображаться для всех запросов в вашем приложении. Это позволяет легко «отключать» приложение во время его обновления или при обслуживании. Проверка режима обслуживания включена в стандартный набор посредников для вашего приложения. Когда приложение находится в режиме обслуживания, будет вызвано исключение </text:span><text:span text:style-name="User_20_Entry"><text:span text:style-name="T124">MaintenanceModeException</text:span></text:span><text:span text:style-name="T124"> с кодом состояния 503<text:line-break/><text:line-break/>Чтобы включить режим обслуживания, выполните Artisan-команду down:</text:span></text:p>
      <text:p text:style-name="P7"><text:span text:style-name="Source_20_Text"><text:span text:style-name="T124">php artisan down</text:span></text:span></text:p>
      <text:p text:style-name="P34">Вы также можете указать опцию retry для команды down, которая будет установлена как значение HTTP-заголовка Retry-After:</text:p>
      <text:p text:style-name="P7"><text:span text:style-name="Source_20_Text"><text:span text:style-name="T124">php artisan down —retry=60</text:span></text:span></text:p>
      <text:p text:style-name="P11"/>
      <text:h text:style-name="P14" text:outline-level="4"><text:bookmark text:name="bypassing-maintenance-mode"/><text:span text:style-name="T157">Обход режима обслуживания </text:span><text:span text:style-name="T167">(</text:span><text:a xlink:type="simple" xlink:href="https://laravel.com/docs/8.x/configuration#bypassing-maintenance-mode" text:style-name="Internet_20_link" text:visited-style-name="Visited_20_Internet_20_Link"><text:span text:style-name="T124">Bypassing Maintenance Mode</text:span></text:a><text:span text:style-name="T135">)</text:span></text:h>
      <text:p text:style-name="P30"><text:span text:style-name="T164">Даже находясь в режиме обслуживания, вы можете использовать </text:span><text:span text:style-name="Source_20_Text"><text:span text:style-name="T124">secret</text:span></text:span><text:span text:style-name="T164"> опцию, чтобы указать токен обхода режима обслуживания:<text:line-break/><text:line-break/>php artisan down --secret = "1630542a-246b-4b66-afa1-dd72a4c43515"<text:line-break/><text:line-break/>После перевода приложения в режим обслуживания вы можете перейти к URL-адресу приложения, соответствующему этому токену, и Laravel выдаст вашему браузеру файл cookie обхода режима обслуживания:<text:line-break/><text:line-break/>https://example.com/1630542a-246b-4b66-afa1-dd72a4c43515<text:line-break/><text:line-break/>При доступе к этому скрытому маршруту вы будете перенаправлены на / route приложения. Как только cookie будет отправлен вашему браузеру, вы сможете просматривать приложение в обычном режиме, как если бы оно не находилось в режиме обслуживания.</text:span></text:p>
      <text:p text:style-name="P42"/>
      <text:h text:style-name="P14" text:outline-level="4"><text:bookmark text:name="pre-rendering-the-maintenance-mode-view"/><text:span text:style-name="T157">Предварительная визуализация представления режима обслуживания </text:span><text:span text:style-name="T168">(</text:span><text:a xlink:type="simple" xlink:href="https://laravel.com/docs/8.x/configuration#pre-rendering-the-maintenance-mode-view" text:style-name="Internet_20_link" text:visited-style-name="Visited_20_Internet_20_Link"><text:span text:style-name="T124">Pre-Rendering The Maintenance Mode View</text:span></text:a><text:span text:style-name="T136">)</text:span></text:h>
      <text:p text:style-name="P54"><text:span text:style-name="T164">Если вы используете команду php artisan down во время развертывания, ваши пользователи могут иногда сталкиваться с ошибками, если они обращаются к приложению во время обновления ваших зависимостей Composer или других компонентов инфраструктуры. Это происходит потому, что значительная часть инфраструктуры Laravel должна загружаться, чтобы определить, находится ли </text:span><text:soft-page-break/><text:span text:style-name="T164">ваше приложение в режиме обслуживания, и отобразить представление режима обслуживания с использованием механизма шаблонов.<text:line-break/><text:line-break/>По этой причине Laravel позволяет предварительно отобразить представление режима обслуживания, которое будет возвращено в самом начале цикла запроса. Это представление отображается перед загрузкой любой из зависимостей вашего приложения. Вы можете выполнить предварительный рендеринг шаблона по вашему выбору, используя опцию </text:span><text:span text:style-name="Source_20_Text"><text:span text:style-name="T124">render</text:span></text:span><text:span text:style-name="T164"> команды down:<text:line-break/><text:line-break/>php artisan down --render = "errors :: 503"</text:span></text:p>
      <text:p text:style-name="P63"/>
      <text:p text:style-name="P30"><text:span text:style-name="T164">Перенаправление запросов режима обслуживания </text:span><text:span text:style-name="T169">(</text:span><text:bookmark text:name="redirecting-maintenance-mode-requests"/><text:a xlink:type="simple" xlink:href="https://laravel.com/docs/8.x/configuration#redirecting-maintenance-mode-requests" text:style-name="Internet_20_link" text:visited-style-name="Visited_20_Internet_20_Link"><text:span text:style-name="T124">Redirecting Maintenance Mode Requests</text:span></text:a><text:span text:style-name="T169">)</text:span></text:p>
      <text:p text:style-name="P30"><text:span text:style-name="T164">В режиме обслуживания Laravel будет отображать представление режима обслуживания для всех URL-адресов приложений, к которым пользователь пытается получить доступ. Если хотите, вы можете указать Laravel перенаправлять все запросы на определенный URL. Это можно сделать с помощью опции </text:span><text:span text:style-name="Source_20_Text"><text:span text:style-name="T124">redirect</text:span></text:span><text:span text:style-name="T164">. Например, вы можете перенаправить все запросы на / URI:<text:line-break/><text:line-break/>php artisan down --redirect = /</text:span></text:p>
      <text:p text:style-name="P42"/>
      <text:h text:style-name="P14" text:outline-level="4"><text:bookmark text:name="disabling-maintenance-mode"/><text:span text:style-name="T157">Отключение режима обслуживания </text:span><text:span text:style-name="T170">(</text:span><text:a xlink:type="simple" xlink:href="https://laravel.com/docs/8.x/configuration#disabling-maintenance-mode" text:style-name="Internet_20_link" text:visited-style-name="Visited_20_Internet_20_Link"><text:span text:style-name="T124">Disabling Maintenance Mode</text:span></text:a><text:span text:style-name="T137">)</text:span></text:h>
      <text:p text:style-name="P54"><text:span text:style-name="T164">Чтобы отключить режим обслуживания, используйте команду </text:span><text:span text:style-name="Source_20_Text"><text:span text:style-name="T124">up</text:span></text:span><text:span text:style-name="T164">:</text:span></text:p>
      <text:p text:style-name="P7"><text:span text:style-name="Source_20_Text"><text:span text:style-name="T124">php artisan up</text:span></text:span></text:p>
      <text:p text:style-name="P42"/>
      <text:p text:style-name="P34">Вы можете настроить шаблон режима обслуживания по умолчанию, определив свой собственный шаблон в resources / views / errors / 503.blade.php.</text:p>
      <text:p text:style-name="P42"/>
      <text:p text:style-name="P30"><text:span text:style-name="T164">Режим обслуживания и очереди </text:span><text:span text:style-name="T170">(</text:span><text:bookmark text:name="maintenance-mode-queues"/><text:a xlink:type="simple" xlink:href="https://laravel.com/docs/8.x/configuration#maintenance-mode-queues" text:style-name="Internet_20_link" text:visited-style-name="Visited_20_Internet_20_Link"><text:span text:style-name="T124">Maintenance Mode &amp; Queues</text:span></text:a><text:span text:style-name="T170">)</text:span><text:span text:style-name="T164"><text:line-break/>Пока ваше приложение находится в режиме обслуживания, задания в очереди не обрабатываются. Задания продолжат обрабатываться в обычном режиме после выхода приложения из режима обслуживания.<text:line-break/><text:line-break/>Альтернативы режиму обслуживания </text:span><text:span text:style-name="T170">(</text:span><text:bookmark text:name="alternatives-to-maintenance-mode"/><text:a xlink:type="simple" xlink:href="https://laravel.com/docs/8.x/configuration#alternatives-to-maintenance-mode" text:style-name="Internet_20_link" text:visited-style-name="Visited_20_Internet_20_Link"><text:span text:style-name="T124">Alternatives To Maintenance Mode</text:span></text:a><text:span text:style-name="T170">)</text:span><text:span text:style-name="T164"><text:line-break/>Поскольку режим обслуживания требует, чтобы ваше приложение простояло несколько секунд, рассмотрите альтернативы, такие как Envoyer, для выполнения развертывания с нулевым временем простоя с помощью Laravel.</text:span></text:p>
      <text:p text:style-name="P42"/>
      <text:p text:style-name="P46">Мое: вот я не уверен что эти статьи должны быть тут. Это же начало а тут говорят я так понял как ввести приложение в режим ожидания когда оно <text:soft-page-break/>развернута на сервере\, но нам нужно что-то изменить. А не рано блядь? Или я что-то не понимаю.</text:p>
      <text:p text:style-name="P46"/>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22" text:outline-level="1"><text:soft-page-break/><text:span text:style-name="T96">(Структура директорий) </text:span>Directory Structure</text:h>
      <text:list xml:id="list1188059875" text:style-name="L5">
        <text:list-item>
          <text:p text:style-name="P53"><text:span text:style-name="T138">(Корневой каталог) </text:span><text:a xlink:type="simple" xlink:href="https://laravel.com/docs/8.x/structure#the-root-directory" text:style-name="Internet_20_link" text:visited-style-name="Visited_20_Internet_20_Link"><text:span text:style-name="T124">The Root Directory</text:span></text:a><text:span text:style-name="T124"> </text:span></text:p>
          <text:list>
            <text:list-item>
              <text:p text:style-name="P53"><text:a xlink:type="simple" xlink:href="https://laravel.com/docs/8.x/structure#the-root-app-directory" text:style-name="Internet_20_link" text:visited-style-name="Visited_20_Internet_20_Link"><text:span text:style-name="T124">The </text:span></text:a><text:a xlink:type="simple" xlink:href="https://laravel.com/docs/8.x/structure#the-root-app-directory" text:style-name="Internet_20_link" text:visited-style-name="Visited_20_Internet_20_Link"><text:span text:style-name="Source_20_Text"><text:span text:style-name="T124">app</text:span></text:span></text:a><text:a xlink:type="simple" xlink:href="https://laravel.com/docs/8.x/structure#the-root-app-directory" text:style-name="Internet_20_link" text:visited-style-name="Visited_20_Internet_20_Link"><text:span text:style-name="T124"> Directory</text:span></text:a><text:span text:style-name="T124"> </text:span></text:p>
            </text:list-item>
            <text:list-item>
              <text:p text:style-name="P53"><text:a xlink:type="simple" xlink:href="https://laravel.com/docs/8.x/structure#the-bootstrap-directory" text:style-name="Internet_20_link" text:visited-style-name="Visited_20_Internet_20_Link"><text:span text:style-name="T124">The </text:span></text:a><text:a xlink:type="simple" xlink:href="https://laravel.com/docs/8.x/structure#the-bootstrap-directory" text:style-name="Internet_20_link" text:visited-style-name="Visited_20_Internet_20_Link"><text:span text:style-name="Source_20_Text"><text:span text:style-name="T124">bootstrap</text:span></text:span></text:a><text:a xlink:type="simple" xlink:href="https://laravel.com/docs/8.x/structure#the-bootstrap-directory" text:style-name="Internet_20_link" text:visited-style-name="Visited_20_Internet_20_Link"><text:span text:style-name="T124"> Directory</text:span></text:a><text:span text:style-name="T124"> </text:span></text:p>
            </text:list-item>
            <text:list-item>
              <text:p text:style-name="P53"><text:a xlink:type="simple" xlink:href="https://laravel.com/docs/8.x/structure#the-config-directory" text:style-name="Internet_20_link" text:visited-style-name="Visited_20_Internet_20_Link"><text:span text:style-name="T124">The </text:span></text:a><text:a xlink:type="simple" xlink:href="https://laravel.com/docs/8.x/structure#the-config-directory" text:style-name="Internet_20_link" text:visited-style-name="Visited_20_Internet_20_Link"><text:span text:style-name="Source_20_Text"><text:span text:style-name="T124">config</text:span></text:span></text:a><text:a xlink:type="simple" xlink:href="https://laravel.com/docs/8.x/structure#the-config-directory" text:style-name="Internet_20_link" text:visited-style-name="Visited_20_Internet_20_Link"><text:span text:style-name="T124"> Directory</text:span></text:a><text:span text:style-name="T124"> </text:span></text:p>
            </text:list-item>
            <text:list-item>
              <text:p text:style-name="P53"><text:a xlink:type="simple" xlink:href="https://laravel.com/docs/8.x/structure#the-database-directory" text:style-name="Internet_20_link" text:visited-style-name="Visited_20_Internet_20_Link"><text:span text:style-name="T124">The </text:span></text:a><text:a xlink:type="simple" xlink:href="https://laravel.com/docs/8.x/structure#the-database-directory" text:style-name="Internet_20_link" text:visited-style-name="Visited_20_Internet_20_Link"><text:span text:style-name="Source_20_Text"><text:span text:style-name="T124">database</text:span></text:span></text:a><text:a xlink:type="simple" xlink:href="https://laravel.com/docs/8.x/structure#the-database-directory" text:style-name="Internet_20_link" text:visited-style-name="Visited_20_Internet_20_Link"><text:span text:style-name="T124"> Directory</text:span></text:a><text:span text:style-name="T124"> </text:span></text:p>
            </text:list-item>
            <text:list-item>
              <text:p text:style-name="P53"><text:a xlink:type="simple" xlink:href="https://laravel.com/docs/8.x/structure#the-public-directory" text:style-name="Internet_20_link" text:visited-style-name="Visited_20_Internet_20_Link"><text:span text:style-name="T124">The </text:span></text:a><text:a xlink:type="simple" xlink:href="https://laravel.com/docs/8.x/structure#the-public-directory" text:style-name="Internet_20_link" text:visited-style-name="Visited_20_Internet_20_Link"><text:span text:style-name="Source_20_Text"><text:span text:style-name="T124">public</text:span></text:span></text:a><text:a xlink:type="simple" xlink:href="https://laravel.com/docs/8.x/structure#the-public-directory" text:style-name="Internet_20_link" text:visited-style-name="Visited_20_Internet_20_Link"><text:span text:style-name="T124"> Directory</text:span></text:a><text:span text:style-name="T124"> </text:span></text:p>
            </text:list-item>
            <text:list-item>
              <text:p text:style-name="P53"><text:a xlink:type="simple" xlink:href="https://laravel.com/docs/8.x/structure#the-resources-directory" text:style-name="Internet_20_link" text:visited-style-name="Visited_20_Internet_20_Link"><text:span text:style-name="T124">The </text:span></text:a><text:a xlink:type="simple" xlink:href="https://laravel.com/docs/8.x/structure#the-resources-directory" text:style-name="Internet_20_link" text:visited-style-name="Visited_20_Internet_20_Link"><text:span text:style-name="Source_20_Text"><text:span text:style-name="T124">resources</text:span></text:span></text:a><text:a xlink:type="simple" xlink:href="https://laravel.com/docs/8.x/structure#the-resources-directory" text:style-name="Internet_20_link" text:visited-style-name="Visited_20_Internet_20_Link"><text:span text:style-name="T124"> Directory</text:span></text:a><text:span text:style-name="T124"> </text:span></text:p>
            </text:list-item>
            <text:list-item>
              <text:p text:style-name="P53"><text:a xlink:type="simple" xlink:href="https://laravel.com/docs/8.x/structure#the-routes-directory" text:style-name="Internet_20_link" text:visited-style-name="Visited_20_Internet_20_Link"><text:span text:style-name="T124">The </text:span></text:a><text:a xlink:type="simple" xlink:href="https://laravel.com/docs/8.x/structure#the-routes-directory" text:style-name="Internet_20_link" text:visited-style-name="Visited_20_Internet_20_Link"><text:span text:style-name="Source_20_Text"><text:span text:style-name="T124">routes</text:span></text:span></text:a><text:a xlink:type="simple" xlink:href="https://laravel.com/docs/8.x/structure#the-routes-directory" text:style-name="Internet_20_link" text:visited-style-name="Visited_20_Internet_20_Link"><text:span text:style-name="T124"> Directory</text:span></text:a><text:span text:style-name="T124"> </text:span></text:p>
            </text:list-item>
            <text:list-item>
              <text:p text:style-name="P53"><text:a xlink:type="simple" xlink:href="https://laravel.com/docs/8.x/structure#the-storage-directory" text:style-name="Internet_20_link" text:visited-style-name="Visited_20_Internet_20_Link"><text:span text:style-name="T124">The </text:span></text:a><text:a xlink:type="simple" xlink:href="https://laravel.com/docs/8.x/structure#the-storage-directory" text:style-name="Internet_20_link" text:visited-style-name="Visited_20_Internet_20_Link"><text:span text:style-name="Source_20_Text"><text:span text:style-name="T124">storage</text:span></text:span></text:a><text:a xlink:type="simple" xlink:href="https://laravel.com/docs/8.x/structure#the-storage-directory" text:style-name="Internet_20_link" text:visited-style-name="Visited_20_Internet_20_Link"><text:span text:style-name="T124"> Directory</text:span></text:a><text:span text:style-name="T124"> </text:span></text:p>
            </text:list-item>
            <text:list-item>
              <text:p text:style-name="P53"><text:a xlink:type="simple" xlink:href="https://laravel.com/docs/8.x/structure#the-tests-directory" text:style-name="Internet_20_link" text:visited-style-name="Visited_20_Internet_20_Link"><text:span text:style-name="T124">The </text:span></text:a><text:a xlink:type="simple" xlink:href="https://laravel.com/docs/8.x/structure#the-tests-directory" text:style-name="Internet_20_link" text:visited-style-name="Visited_20_Internet_20_Link"><text:span text:style-name="Source_20_Text"><text:span text:style-name="T124">tests</text:span></text:span></text:a><text:a xlink:type="simple" xlink:href="https://laravel.com/docs/8.x/structure#the-tests-directory" text:style-name="Internet_20_link" text:visited-style-name="Visited_20_Internet_20_Link"><text:span text:style-name="T124"> Directory</text:span></text:a><text:span text:style-name="T124"> </text:span></text:p>
            </text:list-item>
            <text:list-item>
              <text:p text:style-name="P53"><text:a xlink:type="simple" xlink:href="https://laravel.com/docs/8.x/structure#the-vendor-directory" text:style-name="Internet_20_link" text:visited-style-name="Visited_20_Internet_20_Link"><text:span text:style-name="T124">The </text:span></text:a><text:a xlink:type="simple" xlink:href="https://laravel.com/docs/8.x/structure#the-vendor-directory" text:style-name="Internet_20_link" text:visited-style-name="Visited_20_Internet_20_Link"><text:span text:style-name="Source_20_Text"><text:span text:style-name="T124">vendor</text:span></text:span></text:a><text:a xlink:type="simple" xlink:href="https://laravel.com/docs/8.x/structure#the-vendor-directory" text:style-name="Internet_20_link" text:visited-style-name="Visited_20_Internet_20_Link"><text:span text:style-name="T124"> Directory</text:span></text:a><text:span text:style-name="T124"> </text:span></text:p>
            </text:list-item>
          </text:list>
        </text:list-item>
        <text:list-item>
          <text:p text:style-name="P53"><text:span text:style-name="T138">(Папка приложения) </text:span><text:a xlink:type="simple" xlink:href="https://laravel.com/docs/8.x/structure#the-app-directory" text:style-name="Internet_20_link" text:visited-style-name="Visited_20_Internet_20_Link"><text:span text:style-name="T124">The App Directory</text:span></text:a><text:span text:style-name="T124"> </text:span></text:p>
          <text:list>
            <text:list-item>
              <text:p text:style-name="P53"><text:a xlink:type="simple" xlink:href="https://laravel.com/docs/8.x/structure#the-broadcasting-directory" text:style-name="Internet_20_link" text:visited-style-name="Visited_20_Internet_20_Link"><text:span text:style-name="T124">The </text:span></text:a><text:a xlink:type="simple" xlink:href="https://laravel.com/docs/8.x/structure#the-broadcasting-directory" text:style-name="Internet_20_link" text:visited-style-name="Visited_20_Internet_20_Link"><text:span text:style-name="Source_20_Text"><text:span text:style-name="T124">Broadcasting</text:span></text:span></text:a><text:a xlink:type="simple" xlink:href="https://laravel.com/docs/8.x/structure#the-broadcasting-directory" text:style-name="Internet_20_link" text:visited-style-name="Visited_20_Internet_20_Link"><text:span text:style-name="T124"> Directory</text:span></text:a><text:span text:style-name="T124"> </text:span></text:p>
            </text:list-item>
            <text:list-item>
              <text:p text:style-name="P53"><text:a xlink:type="simple" xlink:href="https://laravel.com/docs/8.x/structure#the-console-directory" text:style-name="Internet_20_link" text:visited-style-name="Visited_20_Internet_20_Link"><text:span text:style-name="T124">The </text:span></text:a><text:a xlink:type="simple" xlink:href="https://laravel.com/docs/8.x/structure#the-console-directory" text:style-name="Internet_20_link" text:visited-style-name="Visited_20_Internet_20_Link"><text:span text:style-name="Source_20_Text"><text:span text:style-name="T124">Console</text:span></text:span></text:a><text:a xlink:type="simple" xlink:href="https://laravel.com/docs/8.x/structure#the-console-directory" text:style-name="Internet_20_link" text:visited-style-name="Visited_20_Internet_20_Link"><text:span text:style-name="T124"> Directory</text:span></text:a><text:span text:style-name="T124"> </text:span></text:p>
            </text:list-item>
            <text:list-item>
              <text:p text:style-name="P53"><text:a xlink:type="simple" xlink:href="https://laravel.com/docs/8.x/structure#the-events-directory" text:style-name="Internet_20_link" text:visited-style-name="Visited_20_Internet_20_Link"><text:span text:style-name="T124">The </text:span></text:a><text:a xlink:type="simple" xlink:href="https://laravel.com/docs/8.x/structure#the-events-directory" text:style-name="Internet_20_link" text:visited-style-name="Visited_20_Internet_20_Link"><text:span text:style-name="Source_20_Text"><text:span text:style-name="T124">Events</text:span></text:span></text:a><text:a xlink:type="simple" xlink:href="https://laravel.com/docs/8.x/structure#the-events-directory" text:style-name="Internet_20_link" text:visited-style-name="Visited_20_Internet_20_Link"><text:span text:style-name="T124"> Directory</text:span></text:a><text:span text:style-name="T124"> </text:span></text:p>
            </text:list-item>
            <text:list-item>
              <text:p text:style-name="P53"><text:a xlink:type="simple" xlink:href="https://laravel.com/docs/8.x/structure#the-exceptions-directory" text:style-name="Internet_20_link" text:visited-style-name="Visited_20_Internet_20_Link"><text:span text:style-name="T124">The </text:span></text:a><text:a xlink:type="simple" xlink:href="https://laravel.com/docs/8.x/structure#the-exceptions-directory" text:style-name="Internet_20_link" text:visited-style-name="Visited_20_Internet_20_Link"><text:span text:style-name="Source_20_Text"><text:span text:style-name="T124">Exceptions</text:span></text:span></text:a><text:a xlink:type="simple" xlink:href="https://laravel.com/docs/8.x/structure#the-exceptions-directory" text:style-name="Internet_20_link" text:visited-style-name="Visited_20_Internet_20_Link"><text:span text:style-name="T124"> Directory</text:span></text:a><text:span text:style-name="T124"> </text:span></text:p>
            </text:list-item>
            <text:list-item>
              <text:p text:style-name="P53"><text:a xlink:type="simple" xlink:href="https://laravel.com/docs/8.x/structure#the-http-directory" text:style-name="Internet_20_link" text:visited-style-name="Visited_20_Internet_20_Link"><text:span text:style-name="T124">The </text:span></text:a><text:a xlink:type="simple" xlink:href="https://laravel.com/docs/8.x/structure#the-http-directory" text:style-name="Internet_20_link" text:visited-style-name="Visited_20_Internet_20_Link"><text:span text:style-name="Source_20_Text"><text:span text:style-name="T124">Http</text:span></text:span></text:a><text:a xlink:type="simple" xlink:href="https://laravel.com/docs/8.x/structure#the-http-directory" text:style-name="Internet_20_link" text:visited-style-name="Visited_20_Internet_20_Link"><text:span text:style-name="T124"> Directory</text:span></text:a><text:span text:style-name="T124"> </text:span></text:p>
            </text:list-item>
            <text:list-item>
              <text:p text:style-name="P53"><text:a xlink:type="simple" xlink:href="https://laravel.com/docs/8.x/structure#the-jobs-directory" text:style-name="Internet_20_link" text:visited-style-name="Visited_20_Internet_20_Link"><text:span text:style-name="T124">The </text:span></text:a><text:a xlink:type="simple" xlink:href="https://laravel.com/docs/8.x/structure#the-jobs-directory" text:style-name="Internet_20_link" text:visited-style-name="Visited_20_Internet_20_Link"><text:span text:style-name="Source_20_Text"><text:span text:style-name="T124">Jobs</text:span></text:span></text:a><text:a xlink:type="simple" xlink:href="https://laravel.com/docs/8.x/structure#the-jobs-directory" text:style-name="Internet_20_link" text:visited-style-name="Visited_20_Internet_20_Link"><text:span text:style-name="T124"> Directory</text:span></text:a><text:span text:style-name="T124"> </text:span></text:p>
            </text:list-item>
            <text:list-item>
              <text:p text:style-name="P53"><text:a xlink:type="simple" xlink:href="https://laravel.com/docs/8.x/structure#the-listeners-directory" text:style-name="Internet_20_link" text:visited-style-name="Visited_20_Internet_20_Link"><text:span text:style-name="T124">The </text:span></text:a><text:a xlink:type="simple" xlink:href="https://laravel.com/docs/8.x/structure#the-listeners-directory" text:style-name="Internet_20_link" text:visited-style-name="Visited_20_Internet_20_Link"><text:span text:style-name="Source_20_Text"><text:span text:style-name="T124">Listeners</text:span></text:span></text:a><text:a xlink:type="simple" xlink:href="https://laravel.com/docs/8.x/structure#the-listeners-directory" text:style-name="Internet_20_link" text:visited-style-name="Visited_20_Internet_20_Link"><text:span text:style-name="T124"> Directory</text:span></text:a><text:span text:style-name="T124"> </text:span></text:p>
            </text:list-item>
            <text:list-item>
              <text:p text:style-name="P53"><text:a xlink:type="simple" xlink:href="https://laravel.com/docs/8.x/structure#the-mail-directory" text:style-name="Internet_20_link" text:visited-style-name="Visited_20_Internet_20_Link"><text:span text:style-name="T124">The </text:span></text:a><text:a xlink:type="simple" xlink:href="https://laravel.com/docs/8.x/structure#the-mail-directory" text:style-name="Internet_20_link" text:visited-style-name="Visited_20_Internet_20_Link"><text:span text:style-name="Source_20_Text"><text:span text:style-name="T124">Mail</text:span></text:span></text:a><text:a xlink:type="simple" xlink:href="https://laravel.com/docs/8.x/structure#the-mail-directory" text:style-name="Internet_20_link" text:visited-style-name="Visited_20_Internet_20_Link"><text:span text:style-name="T124"> Directory</text:span></text:a><text:span text:style-name="T124"> </text:span></text:p>
            </text:list-item>
            <text:list-item>
              <text:p text:style-name="P53"><text:a xlink:type="simple" xlink:href="https://laravel.com/docs/8.x/structure#the-models-directory" text:style-name="Internet_20_link" text:visited-style-name="Visited_20_Internet_20_Link"><text:span text:style-name="T124">The </text:span></text:a><text:a xlink:type="simple" xlink:href="https://laravel.com/docs/8.x/structure#the-models-directory" text:style-name="Internet_20_link" text:visited-style-name="Visited_20_Internet_20_Link"><text:span text:style-name="Source_20_Text"><text:span text:style-name="T124">Models</text:span></text:span></text:a><text:a xlink:type="simple" xlink:href="https://laravel.com/docs/8.x/structure#the-models-directory" text:style-name="Internet_20_link" text:visited-style-name="Visited_20_Internet_20_Link"><text:span text:style-name="T124"> Directory</text:span></text:a><text:span text:style-name="T124"> </text:span></text:p>
            </text:list-item>
            <text:list-item>
              <text:p text:style-name="P53"><text:a xlink:type="simple" xlink:href="https://laravel.com/docs/8.x/structure#the-notifications-directory" text:style-name="Internet_20_link" text:visited-style-name="Visited_20_Internet_20_Link"><text:span text:style-name="T124">The </text:span></text:a><text:a xlink:type="simple" xlink:href="https://laravel.com/docs/8.x/structure#the-notifications-directory" text:style-name="Internet_20_link" text:visited-style-name="Visited_20_Internet_20_Link"><text:span text:style-name="Source_20_Text"><text:span text:style-name="T124">Notifications</text:span></text:span></text:a><text:a xlink:type="simple" xlink:href="https://laravel.com/docs/8.x/structure#the-notifications-directory" text:style-name="Internet_20_link" text:visited-style-name="Visited_20_Internet_20_Link"><text:span text:style-name="T124"> Directory</text:span></text:a><text:span text:style-name="T124"> </text:span></text:p>
            </text:list-item>
            <text:list-item>
              <text:p text:style-name="P53"><text:a xlink:type="simple" xlink:href="https://laravel.com/docs/8.x/structure#the-policies-directory" text:style-name="Internet_20_link" text:visited-style-name="Visited_20_Internet_20_Link"><text:span text:style-name="T124">The </text:span></text:a><text:a xlink:type="simple" xlink:href="https://laravel.com/docs/8.x/structure#the-policies-directory" text:style-name="Internet_20_link" text:visited-style-name="Visited_20_Internet_20_Link"><text:span text:style-name="Source_20_Text"><text:span text:style-name="T124">Policies</text:span></text:span></text:a><text:a xlink:type="simple" xlink:href="https://laravel.com/docs/8.x/structure#the-policies-directory" text:style-name="Internet_20_link" text:visited-style-name="Visited_20_Internet_20_Link"><text:span text:style-name="T124"> Directory</text:span></text:a><text:span text:style-name="T124"> </text:span></text:p>
            </text:list-item>
            <text:list-item>
              <text:p text:style-name="P53"><text:a xlink:type="simple" xlink:href="https://laravel.com/docs/8.x/structure#the-providers-directory" text:style-name="Internet_20_link" text:visited-style-name="Visited_20_Internet_20_Link"><text:span text:style-name="T124">The </text:span></text:a><text:a xlink:type="simple" xlink:href="https://laravel.com/docs/8.x/structure#the-providers-directory" text:style-name="Internet_20_link" text:visited-style-name="Visited_20_Internet_20_Link"><text:span text:style-name="Source_20_Text"><text:span text:style-name="T124">Providers</text:span></text:span></text:a><text:a xlink:type="simple" xlink:href="https://laravel.com/docs/8.x/structure#the-providers-directory" text:style-name="Internet_20_link" text:visited-style-name="Visited_20_Internet_20_Link"><text:span text:style-name="T124"> Directory</text:span></text:a><text:span text:style-name="T124"> </text:span></text:p>
            </text:list-item>
            <text:list-item>
              <text:p text:style-name="P53"><text:a xlink:type="simple" xlink:href="https://laravel.com/docs/8.x/structure#the-rules-directory" text:style-name="Internet_20_link" text:visited-style-name="Visited_20_Internet_20_Link"><text:span text:style-name="T124">The </text:span></text:a><text:a xlink:type="simple" xlink:href="https://laravel.com/docs/8.x/structure#the-rules-directory" text:style-name="Internet_20_link" text:visited-style-name="Visited_20_Internet_20_Link"><text:span text:style-name="Source_20_Text"><text:span text:style-name="T124">Rules</text:span></text:span></text:a><text:a xlink:type="simple" xlink:href="https://laravel.com/docs/8.x/structure#the-rules-directory" text:style-name="Internet_20_link" text:visited-style-name="Visited_20_Internet_20_Link"><text:span text:style-name="T124"> Directory</text:span></text:a><text:span text:style-name="T124"> </text:span></text:p>
            </text:list-item>
          </text:list>
        </text:list-item>
      </text:list>
      <text:p text:style-name="P42"/>
      <text:h text:style-name="P20" text:outline-level="2">Введение</text:h>
      <text:p text:style-name="Text_20_body">Структура Laravel-приложения по умолчанию — отличная отправная точка как для больших, так и для маленьких приложений. Но, конечно, вы можете свободно организовать ваше приложение как пожелаете. Laravel не накладывает практически никаких ограничений на то, где будет размещён какой-либо класс, пока Composer будет в состоянии автоматически загружать этот класс.</text:p>
      <text:h text:style-name="Heading_20_4" text:outline-level="4">Где каталог с моделями?</text:h>
      <text:p text:style-name="Text_20_body">В начале изучения Laravel многие разработчики удивляются отсутствию каталога <text:span text:style-name="Source_20_Text">models</text:span>. Однако, это сделано специально. Мы считаем, что слово "модели" очень неопределённое, потому что оно означает совершенно разные вещи для разных людей. Для некоторых <text:soft-page-break/>разработчиков "модель" приложения — это вообще вся бизнес-логика приложения, а для других "модели" — это классы, взаимодействующие с реляционной базой данных.</text:p>
      <text:p text:style-name="Text_20_body">Поэтому мы решили поместить модели Eloquent в каталог <text:span text:style-name="Source_20_Text">app</text:span> и позволить разработчикам разместить их где-нибудь в другом месте, если они захотят.</text:p>
      <text:p text:style-name="P42"/>
      <text:p text:style-name="P42"/>
      <text:h text:style-name="P18" text:outline-level="2"><text:bookmark text:name="the-root-directory"/><text:a xlink:type="simple" xlink:href="https://laravel.com/docs/8.x/structure#the-root-directory" text:style-name="Internet_20_link" text:visited-style-name="Visited_20_Internet_20_Link"><text:span text:style-name="T124">The Root Directory</text:span></text:a></text:h>
      <text:h text:style-name="P16" text:outline-level="4"><text:bookmark text:name="the-root-app-directory"/><text:a xlink:type="simple" xlink:href="https://laravel.com/docs/8.x/structure#the-root-app-directory" text:style-name="Internet_20_link" text:visited-style-name="Visited_20_Internet_20_Link"><text:span text:style-name="T124">The App Directory</text:span></text:a></text:h>
      <text:p text:style-name="P40"><text:span text:style-name="T75">Каталог </text:span><text:span text:style-name="Source_20_Text"><text:span text:style-name="T75">app</text:span></text:span><text:span text:style-name="T75">, как вы можете догадаться, содержит код ядра вашего приложения . Ниже мы рассмотрим эту папку подробнее; однако, почти все классы вашего приложения будут находится в этой папке.</text:span></text:p>
      <text:p text:style-name="P42"/>
      <text:h text:style-name="P14" text:outline-level="4"><text:bookmark text:name="the-bootstrap-directory"/><text:a xlink:type="simple" xlink:href="https://laravel.com/docs/8.x/structure#the-bootstrap-directory" text:style-name="Internet_20_link" text:visited-style-name="Visited_20_Internet_20_Link"><text:span text:style-name="T124">The Bootstrap Directory</text:span></text:a><text:span text:style-name="T124"> </text:span><text:span text:style-name="T139">(</text:span><text:span text:style-name="T157">Каталог начальной загрузки </text:span><text:span text:style-name="T139">)</text:span></text:h>
      <text:p text:style-name="P30"><text:span text:style-name="T164">Каталог </text:span><text:span text:style-name="Source_20_Text"><text:span text:style-name="T164">bootstrap</text:span></text:span><text:span text:style-name="T164"> содержит файлы, которые загружают фреймворк и настраивают автозагрузку. Также здесь содержится каталог </text:span><text:span text:style-name="Source_20_Text"><text:span text:style-name="T164">cache</text:span></text:span><text:span text:style-name="T164">, который содержит сгенерированные фреймворком файлы для оптимизации производительности — например, кэш-файлы роутов и сервисов.</text:span></text:p>
      <text:p text:style-name="P42"/>
      <text:h text:style-name="P14" text:outline-level="4"><text:bookmark text:name="the-config-directory"/><text:a xlink:type="simple" xlink:href="https://laravel.com/docs/8.x/structure#the-config-directory" text:style-name="Internet_20_link" text:visited-style-name="Visited_20_Internet_20_Link"><text:span text:style-name="T124">The Config Directory</text:span></text:a></text:h>
      <text:p text:style-name="P34">Каталог <text:span text:style-name="Source_20_Text">config</text:span>, как гласит его название, содержит все конфигурационные файлы ваших приложений. Будет не лишним прочитать эти файлы и ознакомиться со всеми доступными параметрами.</text:p>
      <text:p text:style-name="P42"/>
      <text:h text:style-name="P14" text:outline-level="4"><text:bookmark text:name="the-database-directory"/><text:a xlink:type="simple" xlink:href="https://laravel.com/docs/8.x/structure#the-database-directory" text:style-name="Internet_20_link" text:visited-style-name="Visited_20_Internet_20_Link"><text:span text:style-name="T124">The Database Directory</text:span></text:a></text:h>
      <text:p text:style-name="P54"><text:span text:style-name="T157">Каталог </text:span><text:span text:style-name="Source_20_Text"><text:span text:style-name="T157">database</text:span></text:span><text:span text:style-name="T157"> содержит миграции и классы для наполнения начальными данными вашей БД. При необходимости эту папку можно использовать для хранения базы данных SQLite.</text:span></text:p>
      <text:p text:style-name="P42"/>
      <text:h text:style-name="P14" text:outline-level="4"><text:bookmark text:name="the-public-directory"/><text:a xlink:type="simple" xlink:href="https://laravel.com/docs/8.x/structure#the-public-directory" text:style-name="Internet_20_link" text:visited-style-name="Visited_20_Internet_20_Link"><text:span text:style-name="T124">The Public Directory</text:span></text:a></text:h>
      <text:p text:style-name="P30"><text:span text:style-name="T164">Каталог </text:span><text:span text:style-name="Source_20_Text"><text:span text:style-name="T164">public</text:span></text:span><text:span text:style-name="T164"> содержит файл </text:span><text:span text:style-name="Source_20_Text"><text:span text:style-name="T164">index.php</text:span></text:span><text:span text:style-name="T164">, который является входной точкой для всех запросов, поступающих в ваше приложение. Также эта папка содержит ваши ресурсы, такие как изображения, JavaScript, CSS.</text:span></text:p>
      <text:p text:style-name="P42"/>
      <text:h text:style-name="P16" text:outline-level="4"><text:bookmark text:name="the-resources-directory"/><text:a xlink:type="simple" xlink:href="https://laravel.com/docs/8.x/structure#the-resources-directory" text:style-name="Internet_20_link" text:visited-style-name="Visited_20_Internet_20_Link"><text:span text:style-name="T140">The Resources Directory</text:span></text:a><text:span text:style-name="T140"> </text:span><text:span text:style-name="T141">(</text:span><text:span text:style-name="T102">Каталог</text:span><text:span text:style-name="T157"> ресурсов</text:span><text:span text:style-name="T141">)</text:span></text:h>
      <text:p text:style-name="P30"><text:span text:style-name="T164">Каталог </text:span><text:span text:style-name="Source_20_Text"><text:span text:style-name="T164">resources</text:span></text:span><text:span text:style-name="T164"> содержит ваши шаблоны, а также "сырые", некомпилированные ресурсы, такие как LESS, SASS, или JavaScript. А также здесь находятся все языковые файлы.</text:span></text:p>
      <text:p text:style-name="P42"/>
      <text:h text:style-name="P15" text:outline-level="4"><text:bookmark text:name="the-routes-directory"/><text:a xlink:type="simple" xlink:href="https://laravel.com/docs/8.x/structure#the-routes-directory" text:style-name="Internet_20_link" text:visited-style-name="Visited_20_Internet_20_Link"><text:span text:style-name="T124">The Routes Directory</text:span></text:a><text:span text:style-name="T124"> </text:span><text:span text:style-name="T142">(каталог маршрутов)</text:span></text:h>
      <text:p text:style-name="P54"><text:span text:style-name="T175">Каталог </text:span><text:span text:style-name="Source_20_Text"><text:span text:style-name="T175">routes</text:span></text:span><text:span text:style-name="T175"> содержит все определения роутов вашего приложения. По умолчанию в Laravel встроено несколько файлов роутов: </text:span><text:span text:style-name="Source_20_Text"><text:span text:style-name="T175">web.php</text:span></text:span><text:span text:style-name="T175">, </text:span><text:span text:style-name="Source_20_Text"><text:span text:style-name="T175">api.php</text:span></text:span><text:span text:style-name="T175">, </text:span><text:span text:style-name="Source_20_Text"><text:span text:style-name="T175">console.php</text:span></text:span><text:span text:style-name="T175"> и </text:span><text:span text:style-name="Source_20_Text"><text:span text:style-name="T175">channels.php</text:span></text:span><text:span text:style-name="T175">.</text:span></text:p>
      <text:p text:style-name="Text_20_body"><text:soft-page-break/>Файл <text:span text:style-name="Source_20_Text">web.php</text:span> содержит роуты, которые <text:span text:style-name="Source_20_Text">RouteServiceProvider</text:span> помещает в группу посредников <text:span text:style-name="Source_20_Text">web</text:span>, которая обеспечивает состояние сессии, CSRF-защиту и шифрование cookie. Если ваше приложение не предоставляет не имеющий своего состояния RESTful API, то скорее всего все ваши роуты можно определить в файле <text:span text:style-name="Source_20_Text">web.php</text:span>.</text:p>
      <text:p text:style-name="Text_20_body">Файл <text:span text:style-name="Source_20_Text">api.php</text:span> содержит роуты, которые <text:span text:style-name="Source_20_Text">RouteServiceProvider</text:span> помещает в группу посредников <text:span text:style-name="Source_20_Text">api</text:span>, которая обеспечивает ограничение скорости. Эти роуты должны быть не имеющими своего состояния, т.е. входящие через эти роуты запросы должны быть аутентифицированы с помощью токенов и они не будут иметь доступа к состоянию сессии.</text:p>
      <text:p text:style-name="Text_20_body">Файл <text:span text:style-name="Source_20_Text">console.php</text:span> - то место, где вы можете определить все свои консольные команды на основе функций-замыканий. Каждая функция-замыкание привязывается к экземпляру команды, обеспечивая простое взаимодействие с методами ввода/вывода каждой команды. Несмотря на то, что в этом файле не определяются HTTP-роуты, в нём определяются консольные входные точки (пути) в ваше приложение.</text:p>
      <text:p text:style-name="Text_20_body">Файл <text:span text:style-name="Source_20_Text">channels.php</text:span> - то место, где вы можете зарегистрировать все каналы вещания событий, поддерживаемые Вашим приложением.</text:p>
      <text:p text:style-name="P30"><text:span text:style-name="T175"/></text:p>
      <text:p text:style-name="P42"/>
      <text:h text:style-name="P16" text:outline-level="4"><text:bookmark text:name="the-storage-directory"/><text:a xlink:type="simple" xlink:href="https://laravel.com/docs/8.x/structure#the-storage-directory" text:style-name="Internet_20_link" text:visited-style-name="Visited_20_Internet_20_Link"><text:span text:style-name="T140">The Storage Directory</text:span></text:a><text:span text:style-name="T140"> </text:span><text:span text:style-name="T143">(</text:span><text:span text:style-name="T157">Каталог хранилища</text:span><text:span text:style-name="T143">)</text:span></text:h>
      <text:p text:style-name="P54"><text:span text:style-name="T164">Каталог </text:span><text:span text:style-name="Source_20_Text"><text:span text:style-name="T164">storage</text:span></text:span><text:span text:style-name="T164"> содержит скомпилированные Blade-шаблоны, файлы сессий, кэши файлов и другие файлы, создаваемые фреймворком. Этот каталог делится на подкаталоги </text:span><text:span text:style-name="Source_20_Text"><text:span text:style-name="T164">app</text:span></text:span><text:span text:style-name="T164">, </text:span><text:span text:style-name="Source_20_Text"><text:span text:style-name="T164">framework</text:span></text:span><text:span text:style-name="T164"> и </text:span><text:span text:style-name="Source_20_Text"><text:span text:style-name="T164">logs</text:span></text:span><text:span text:style-name="T164">. В каталоге </text:span><text:span text:style-name="Source_20_Text"><text:span text:style-name="T164">app</text:span></text:span><text:span text:style-name="T164"> можно хранить любые файлы, генерируемые вашим приложением. В каталоге </text:span><text:span text:style-name="Source_20_Text"><text:span text:style-name="T164">framework</text:span></text:span><text:span text:style-name="T164"> хранятся создаваемые фреймворком файлы и кэш. А в каталоге </text:span><text:span text:style-name="Source_20_Text"><text:span text:style-name="T164">logs</text:span></text:span><text:span text:style-name="T164"> находятся файлы журналов приложения.</text:span></text:p>
      <text:p text:style-name="Text_20_body">Каталог <text:span text:style-name="Source_20_Text">storage/app/public</text:span> можно использовать для хранения пользовательских файлов, таких как аватары (юзерпики) пользователей и т.п. загруженные изображения, которые должны быть доступны всем. Вам надо создать символьную ссылку на <text:span text:style-name="Source_20_Text">public/storage</text:span>, которая ведёт к этому каталогу. Вы можете создать ссылку командой <text:span text:style-name="Source_20_Text">php artisan storage:link</text:span>.</text:p>
      <text:p text:style-name="P30"><text:span text:style-name="T164"/></text:p>
      <text:p text:style-name="P42"/>
      <text:h text:style-name="P14" text:outline-level="4"><text:bookmark text:name="the-tests-directory"/><text:a xlink:type="simple" xlink:href="https://laravel.com/docs/8.x/structure#the-tests-directory" text:style-name="Internet_20_link" text:visited-style-name="Visited_20_Internet_20_Link"><text:span text:style-name="T124">The Tests Directory</text:span></text:a></text:h>
      <text:p text:style-name="P30"><text:span text:style-name="T164">Каталог </text:span><text:span text:style-name="Source_20_Text"><text:span text:style-name="T164">tests</text:span></text:span><text:span text:style-name="T164"> содержит ваши автотесты. Изначально там уже есть пример </text:span><text:a xlink:type="simple" xlink:href="https://phpunit.de/" text:style-name="Internet_20_link" text:visited-style-name="Visited_20_Internet_20_Link">PHPUnit</text:a><text:span text:style-name="T164">. Класс каждого теста должен иметь в имени суффикс </text:span><text:span text:style-name="Source_20_Text"><text:span text:style-name="T164">Test</text:span></text:span><text:span text:style-name="T164">. Вы можете запускать свои тесты командами </text:span><text:span text:style-name="Source_20_Text"><text:span text:style-name="T164">phpunit</text:span></text:span><text:span text:style-name="T164"> или </text:span><text:span text:style-name="Source_20_Text"><text:span text:style-name="T164">php vendor/bin/phpunit</text:span></text:span><text:span text:style-name="T164">.</text:span></text:p>
      <text:p text:style-name="P42"/>
      <text:h text:style-name="P16" text:outline-level="4"><text:bookmark text:name="the-vendor-directory"/><text:a xlink:type="simple" xlink:href="https://laravel.com/docs/8.x/structure#the-vendor-directory" text:style-name="Internet_20_link" text:visited-style-name="Visited_20_Internet_20_Link"><text:span text:style-name="T140">The Vendor Directory</text:span></text:a><text:span text:style-name="T140"> </text:span><text:span text:style-name="T144">(</text:span><text:span text:style-name="T157">Каталог поставщиков</text:span><text:span text:style-name="T144">)</text:span></text:h>
      <text:p text:style-name="P34">Каталог <text:span text:style-name="Source_20_Text">vendor</text:span> содержит ваши <text:a xlink:type="simple" xlink:href="https://getcomposer.org/" text:style-name="Internet_20_link" text:visited-style-name="Visited_20_Internet_20_Link">Composer</text:a>-зависимости.</text:p>
      <text:p text:style-name="P34"/>
      <text:h text:style-name="P19" text:outline-level="2"><text:bookmark text:name="the-app-directory"/><text:soft-page-break/><text:a xlink:type="simple" xlink:href="https://laravel.com/docs/8.x/structure#the-app-directory" text:style-name="Internet_20_link" text:visited-style-name="Visited_20_Internet_20_Link"><text:span text:style-name="T124">The App Directory</text:span></text:a></text:h>
      <text:p text:style-name="P54"><text:span text:style-name="T157">Основная часть вашего приложения находится в каталоге </text:span><text:span text:style-name="Source_20_Text"><text:span text:style-name="T157">app</text:span></text:span><text:span text:style-name="T157">. По-умолчанию этот каталог зарегистрирован под пространством имён </text:span><text:span text:style-name="Source_20_Text"><text:span text:style-name="T157">App</text:span></text:span><text:span text:style-name="T157"> и автоматически загружается с помощью Composer по </text:span><text:a xlink:type="simple" xlink:href="http://www.php-fig.org/psr/psr-4/" text:style-name="Internet_20_link" text:visited-style-name="Visited_20_Internet_20_Link">стандарту автозагрузки PSR-4</text:a><text:span text:style-name="T157">.</text:span></text:p>
      <text:p text:style-name="Text_20_body">В каталоге <text:span text:style-name="Source_20_Text">app</text:span> находится ряд дополнительных каталогов, таких как <text:span text:style-name="Source_20_Text">Console</text:span>, <text:span text:style-name="Source_20_Text">Http</text:span> и <text:span text:style-name="Source_20_Text">Providers</text:span>. Можно сказать, что каталоги <text:span text:style-name="Source_20_Text">Console</text:span> и <text:span text:style-name="Source_20_Text">Http</text:span> предоставляют API ядра вашего приложения. Протокол HTTP и командная строка — это механизмы взаимодействия с вашим приложением, но они не содержат логики приложения. Другими словами, это просто два способа передачи команд вашему приложению. Каталог <text:span text:style-name="Source_20_Text">Console</text:span> содержит все ваши Artisan-команды, а каталог <text:span text:style-name="Source_20_Text">Http</text:span> содержит ваши контроллеры, посредники и запросы.</text:p>
      <text:p text:style-name="Text_20_body">Многие другие каталоги будут созданы в каталоге <text:span text:style-name="Source_20_Text">app</text:span>, когда вы выполните Artisan-команду <text:span text:style-name="Source_20_Text">make</text:span> для генерирования классов. Например, каталог <text:span text:style-name="Source_20_Text">app/Jobs</text:span> не будет создан, пока вы не выполните Artisan-команду <text:span text:style-name="Source_20_Text">make:job</text:span>, чтобы сгенерировать класс задачи.</text:p>
      <text:p text:style-name="Quotations">Многие классы в каталоге <text:span text:style-name="Source_20_Text">app</text:span> можно сгенерировать Artisan-командами. Для просмотра доступных команд выполните в терминале команду <text:span text:style-name="Source_20_Text">php artisan list make</text:span>.</text:p>
      <text:p text:style-name="P30"><text:span text:style-name="T157"/></text:p>
      <text:p text:style-name="P40"/>
      <text:p text:style-name="P34"/>
      <text:h text:style-name="P16" text:outline-level="4"><text:bookmark text:name="the-broadcasting-directory"/><text:a xlink:type="simple" xlink:href="https://laravel.com/docs/8.x/structure#the-broadcasting-directory" text:style-name="Internet_20_link" text:visited-style-name="Visited_20_Internet_20_Link"><text:span text:style-name="T124">The Broadcasting Directory</text:span></text:a><text:span text:style-name="T164"> </text:span><text:span text:style-name="T179">(</text:span><text:span text:style-name="T103">папка</text:span><text:span text:style-name="T157"> вещания</text:span><text:span text:style-name="T179">)</text:span></text:h>
      <text:p text:style-name="P27"><text:span text:style-name="T124">Каталог </text:span><text:span text:style-name="Source_20_Text"><text:span text:style-name="T124">Broadcasting</text:span></text:span><text:span text:style-name="T124"> содержит все классы каналов вещания для вашего приложения. Эти классы создаются с помощью команды make: channel. Этот каталог не существует по умолчанию, но будет создан для вас, когда вы создадите свой первый канал. Чтобы узнать больше о каналах, ознакомьтесь с документацией по трансляции событий </text:span><text:span text:style-name="T145">(</text:span><text:a xlink:type="simple" xlink:href="https://laravel.com/docs/8.x/broadcasting" text:style-name="Internet_20_link" text:visited-style-name="Visited_20_Internet_20_Link"><text:span text:style-name="T124">event broadcasting</text:span></text:a><text:span text:style-name="T124">.</text:span><text:span text:style-name="T145">)</text:span></text:p>
      <text:p text:style-name="P34"/>
      <text:h text:style-name="P13" text:outline-level="4"><text:bookmark text:name="the-console-directory"/><text:a xlink:type="simple" xlink:href="https://laravel.com/docs/8.x/structure#the-console-directory" text:style-name="Internet_20_link" text:visited-style-name="Visited_20_Internet_20_Link"><text:span text:style-name="T124">The Console Directory</text:span></text:a></text:h>
      <text:p text:style-name="P27"><text:span text:style-name="T124">Каталог </text:span><text:span text:style-name="Source_20_Text"><text:span text:style-name="T124">Console</text:span></text:span><text:span text:style-name="T124"> содержит все дополнительные Artisan-команды для вашего приложения. Эти команды можно сгенерировать командой </text:span><text:span text:style-name="Source_20_Text"><text:span text:style-name="T124">make:command</text:span></text:span><text:span text:style-name="T124">. Также этот каталог содержит ядро вашей консоли, где регистрируются ваши дополнительные Artisan-команды и определяются ваши </text:span><text:a xlink:type="simple" xlink:href="https://laravel.su/docs/5.4/scheduling" text:style-name="Internet_20_link" text:visited-style-name="Visited_20_Internet_20_Link"><text:span text:style-name="T124">запланированные задачи</text:span></text:a><text:span text:style-name="T124">.</text:span></text:p>
      <text:p text:style-name="P34"/>
      <text:h text:style-name="P13" text:outline-level="4"><text:bookmark text:name="the-events-directory"/><text:a xlink:type="simple" xlink:href="https://laravel.com/docs/8.x/structure#the-events-directory" text:style-name="Internet_20_link" text:visited-style-name="Visited_20_Internet_20_Link"><text:span text:style-name="T124">The Events Directory</text:span></text:a></text:h>
      <text:p text:style-name="P27"><text:span text:style-name="T124">Изначально этого каталога нет, он создаётся Artisan-командами </text:span><text:span text:style-name="Source_20_Text"><text:span text:style-name="T124">event:generate</text:span></text:span><text:span text:style-name="T124"> и </text:span><text:span text:style-name="Source_20_Text"><text:span text:style-name="T124">make:event</text:span></text:span><text:span text:style-name="T124">. В каталоге </text:span><text:span text:style-name="Source_20_Text"><text:span text:style-name="T124">Events</text:span></text:span><text:span text:style-name="T124">, как можно догадаться, хранятся </text:span><text:a xlink:type="simple" xlink:href="https://laravel.su/docs/5.4/events" text:style-name="Internet_20_link" text:visited-style-name="Visited_20_Internet_20_Link"><text:span text:style-name="T124">классы событий</text:span></text:a><text:span text:style-name="T124">. События можно использовать для оповещения других частей приложения о каком-либо событии, что обеспечивает большую гибкость и модульность.</text:span></text:p>
      <text:p text:style-name="P34"/>
      <text:h text:style-name="P13" text:outline-level="4"><text:bookmark text:name="the-exceptions-directory"/><text:soft-page-break/><text:a xlink:type="simple" xlink:href="https://laravel.com/docs/8.x/structure#the-exceptions-directory" text:style-name="Internet_20_link" text:visited-style-name="Visited_20_Internet_20_Link"><text:span text:style-name="T124">The Exceptions Directory</text:span></text:a></text:h>
      <text:p text:style-name="P55"><text:span text:style-name="T124">Каталог </text:span><text:span text:style-name="Source_20_Text"><text:span text:style-name="T124">Exceptions</text:span></text:span><text:span text:style-name="T124"> содержит обработчик исключений вашего приложения. Эта папка также является хорошим местом для размещения всех исключений, возникающих в вашем приложении. Если вы хотите изменить то, как журналируются и отображаются ваши исключения, вам надо изменить класс </text:span><text:span text:style-name="Source_20_Text"><text:span text:style-name="T124">Handler</text:span></text:span><text:span text:style-name="T124"> в данном каталоге.</text:span></text:p>
      <text:h text:style-name="P16" text:outline-level="4"><text:a xlink:type="simple" xlink:href="https://laravel.com/docs/8.x/structure#the-http-directory" text:style-name="Internet_20_link" text:visited-style-name="Visited_20_Internet_20_Link"><text:span text:style-name="T124"/></text:a></text:h>
      <text:h text:style-name="P16" text:outline-level="4"><text:bookmark text:name="the-http-directory"/><text:a xlink:type="simple" xlink:href="https://laravel.com/docs/8.x/structure#the-http-directory" text:style-name="Internet_20_link" text:visited-style-name="Visited_20_Internet_20_Link"><text:span text:style-name="T124">The Http Directory</text:span></text:a></text:h>
      <text:p text:style-name="P64">Каталог <text:span text:style-name="Source_20_Text">Http</text:span> содержит ваши контроллеры, посредники и запросы форм. Здесь будет размещена почти вся логика обработки запросов, входящих в приложение.</text:p>
      <text:p text:style-name="P60"/>
      <text:h text:style-name="P16" text:outline-level="4"><text:bookmark text:name="the-jobs-directory"/><text:a xlink:type="simple" xlink:href="https://laravel.com/docs/8.x/structure#the-jobs-directory" text:style-name="Internet_20_link" text:visited-style-name="Visited_20_Internet_20_Link"><text:span text:style-name="T124">The Jobs Directory</text:span></text:a></text:h>
      <text:p text:style-name="P55"><text:span text:style-name="T148">Изначально этого каталога нет, он создаётся Artisan-командой </text:span><text:span text:style-name="Source_20_Text"><text:span text:style-name="T148">make:job</text:span></text:span><text:span text:style-name="T148">. В каталоге </text:span><text:span text:style-name="Source_20_Text"><text:span text:style-name="T148">Jobs</text:span></text:span><text:span text:style-name="T148"> хранятся задачи для вашего приложения. Задачи могут быть обработаны вашим приложением в порядке очереди, а также их можно запустить синхронно в рамках прохождения текущего запроса. Иногда задачи, которые запускаются синхронно во время текущего запроса, называют "командами", потому что они реализуют </text:span><text:a xlink:type="simple" xlink:href="https://en.wikipedia.org/wiki/Command_pattern" text:style-name="Internet_20_link" text:visited-style-name="Visited_20_Internet_20_Link"><text:span text:style-name="T148">шаблон Команда</text:span></text:a><text:span text:style-name="T148">.</text:span></text:p>
      <text:p text:style-name="P60"/>
      <text:h text:style-name="P16" text:outline-level="4"><text:bookmark text:name="the-listeners-directory"/><text:a xlink:type="simple" xlink:href="https://laravel.com/docs/8.x/structure#the-listeners-directory" text:style-name="Internet_20_link" text:visited-style-name="Visited_20_Internet_20_Link"><text:span text:style-name="T124">The Listeners Directory</text:span></text:a></text:h>
      <text:p text:style-name="P64">Изначально этого каталога нет, он создаётся Artisan-командами <text:span text:style-name="Source_20_Text">event:generate</text:span> или <text:span text:style-name="Source_20_Text">make:listener</text:span>. Каталог <text:span text:style-name="Source_20_Text">Listeners</text:span> содержит классы обработчиков для ваших <text:a xlink:type="simple" xlink:href="https://laravel.su/docs/5.4/events" text:style-name="Internet_20_link" text:visited-style-name="Visited_20_Internet_20_Link">событий</text:a>. Слушатели событий получают экземпляр события и выполняют логику в ответ на это событие. Например, событие <text:span text:style-name="Source_20_Text">UserRegistered</text:span> может быть обработано слушателем <text:span text:style-name="Source_20_Text">SendWelcomeEmail</text:span>.</text:p>
      <text:p text:style-name="P60"/>
      <text:h text:style-name="P16" text:outline-level="4"><text:bookmark text:name="the-mail-directory"/><text:a xlink:type="simple" xlink:href="https://laravel.com/docs/8.x/structure#the-mail-directory" text:style-name="Internet_20_link" text:visited-style-name="Visited_20_Internet_20_Link"><text:span text:style-name="T124">The Mail Directory</text:span></text:a></text:h>
      <text:p text:style-name="P64">Изначально этого каталога нет, он создаётся Artisan-командой <text:span text:style-name="Source_20_Text">make:mail</text:span>. Каталог <text:span text:style-name="Source_20_Text">Mail</text:span> содержит все ваши классы, отвечающие за отправляемые вашим приложением email-сообщения. Почтовые объекты позволяют вам инкапсулировать всю логику создания email-сообщений в единый, простой класс, который можно отправить методом <text:span text:style-name="Source_20_Text">Mail::send</text:span>.</text:p>
      <text:p text:style-name="P60"/>
      <text:h text:style-name="P16" text:outline-level="4"><text:bookmark text:name="the-models-directory"/><text:a xlink:type="simple" xlink:href="https://laravel.com/docs/8.x/structure#the-models-directory" text:style-name="Internet_20_link" text:visited-style-name="Visited_20_Internet_20_Link"><text:span text:style-name="T124">The Models Directory</text:span></text:a></text:h>
      <text:p text:style-name="P64">Каталог Models содержит все классы вашей модели Eloquent. Eloquent ORM, включенный в Laravel, предоставляет красивую и простую реализацию ActiveRecord для работы с вашей базой данных. Каждая таблица базы данных имеет соответствующую «Модель», которая используется для взаимодействия с <text:soft-page-break/>этой таблицей. Модели позволяют запрашивать данные в таблицах, а также вставлять новые записи в таблицу.</text:p>
      <text:p text:style-name="P60"/>
      <text:h text:style-name="P16" text:outline-level="4"><text:bookmark text:name="the-notifications-directory"/><text:a xlink:type="simple" xlink:href="https://laravel.com/docs/8.x/structure#the-notifications-directory" text:style-name="Internet_20_link" text:visited-style-name="Visited_20_Internet_20_Link"><text:span text:style-name="T124">The Notifications Directory</text:span></text:a></text:h>
      <text:p text:style-name="P64">Изначально этого каталога нет, он создаётся Artisan-командой <text:span text:style-name="Source_20_Text">make:notification</text:span>. Каталог <text:span text:style-name="Source_20_Text">Notifications</text:span>содержит все "транзакционные" уведомления, которые отправляются вашим приложением, такие как простые уведомления о событиях, произошедших в вашем приложении. Возможность уведомлений в Laravel абстрагирует отправку уведомлений через разные драйверы, такие как email, Slack, SMS или сохранение в БД.</text:p>
      <text:p text:style-name="P60"/>
      <text:h text:style-name="P16" text:outline-level="4"><text:bookmark text:name="the-policies-directory"/><text:a xlink:type="simple" xlink:href="https://laravel.com/docs/8.x/structure#the-policies-directory" text:style-name="Internet_20_link" text:visited-style-name="Visited_20_Internet_20_Link"><text:span text:style-name="T124">The Policies Directory</text:span></text:a></text:h>
      <text:p text:style-name="P55"><text:span text:style-name="T149">Изначально этого каталога нет, он создаётся Artisan-командой </text:span><text:span text:style-name="Source_20_Text"><text:span text:style-name="T149">make:policy</text:span></text:span><text:span text:style-name="T149">. Каталог </text:span><text:span text:style-name="Source_20_Text"><text:span text:style-name="T149">Policies</text:span></text:span><text:span text:style-name="T149"> содержит классы политик авторизации. Политики служат для определения, разрешено ли пользователю данное действие над ресурсом. Подробнее читайте в </text:span><text:a xlink:type="simple" xlink:href="https://laravel.su/docs/5.4/authorization" text:style-name="Internet_20_link" text:visited-style-name="Visited_20_Internet_20_Link"><text:span text:style-name="T149">документации по авторизации</text:span></text:a><text:span text:style-name="T149">.</text:span></text:p>
      <text:p text:style-name="P60"/>
      <text:h text:style-name="P16" text:outline-level="4"><text:bookmark text:name="the-providers-directory"/><text:a xlink:type="simple" xlink:href="https://laravel.com/docs/8.x/structure#the-providers-directory" text:style-name="Internet_20_link" text:visited-style-name="Visited_20_Internet_20_Link"><text:span text:style-name="T124">The Providers Directory</text:span></text:a></text:h>
      <text:p text:style-name="P64">Каталог <text:span text:style-name="Source_20_Text">Providers</text:span> содержит все <text:a xlink:type="simple" xlink:href="https://laravel.su/docs/5.4/providers" text:style-name="Internet_20_link" text:visited-style-name="Visited_20_Internet_20_Link">сервис-провайдеры</text:a> для вашего приложения. Сервис-провайдеры загружают ваше приложение, добавляя сервисы в сервис-контейнер, регистрируя события, и выполняя любые другие задачи для подготовки вашего приложения к входящим запросам.</text:p>
      <text:p text:style-name="Text_20_body">В свежеустановленном приложении Laravel эта папка уже содержит несколько провайдеров. При необходимости вы можете добавлять свои провайдеры в эту директорию.</text:p>
      <text:p text:style-name="P64"/>
      <text:p text:style-name="P60"/>
      <text:h text:style-name="P16" text:outline-level="4"><text:bookmark text:name="the-rules-directory"/><text:a xlink:type="simple" xlink:href="https://laravel.com/docs/8.x/structure#the-rules-directory" text:style-name="Internet_20_link" text:visited-style-name="Visited_20_Internet_20_Link"><text:span text:style-name="T124">The Rules Directory</text:span></text:a></text:h>
      <text:p text:style-name="P54"><text:span text:style-name="T157">Этот каталог не существует по умолчанию, но будет создан для вас, если вы выполните Artisan-команду make: rule. Каталог Rules содержит настраиваемые объекты правил проверки для вашего приложения. Правила используются для инкапсуляции сложной логики проверки в простой объект. Для получения дополнительной информации ознакомьтесь с документацией по валидации </text:span><text:span text:style-name="T180">(</text:span><text:a xlink:type="simple" xlink:href="https://laravel.com/docs/8.x/validation" text:style-name="Internet_20_link" text:visited-style-name="Visited_20_Internet_20_Link"><text:span text:style-name="T124">validation documentation</text:span></text:a><text:span text:style-name="T180">.)</text:span></text:p>
      <text:h text:style-name="P23" text:outline-level="1"/>
      <text:p text:style-name="P63"/>
      <text:p text:style-name="P63"/>
      <text:p text:style-name="P63"/>
      <text:h text:style-name="P23" text:outline-level="1"><text:soft-page-break/>Deployment</text:h>
      <text:p text:style-name="P27"><text:a xlink:type="simple" xlink:href="https://laravel.com/docs/8.x/deployment" text:style-name="Internet_20_link" text:visited-style-name="Visited_20_Internet_20_Link"><text:span text:style-name="T124">https://laravel.com/docs/8.x/deployment</text:span></text:a></text:p>
      <text:p text:style-name="P38">ну это явно статья должна быть не тут а в конце где-то)</text:p>
      <text:p text:style-name="P39">И вообще я подумаю насчет того что убрать статью давайте-те начнем. Если все это будет написано дальше в основах и так далее. Я просто уберу эту главу. </text:p>
      <text:p text:style-name="P39">Так что пока вопросы не буду писать — потом напишу.</text:p>
      <text:p text:style-name="P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2T13:43:10.606494838</meta:creation-date>
    <meta:generator>LibreOffice/6.4.6.2$Linux_X86_64 LibreOffice_project/40$Build-2</meta:generator>
    <dc:date>2020-11-05T19:38:18.653239375</dc:date>
    <meta:editing-duration>PT12M45S</meta:editing-duration>
    <meta:editing-cycles>3</meta:editing-cycles>
    <meta:document-statistic meta:table-count="0" meta:image-count="0" meta:object-count="0" meta:page-count="18" meta:paragraph-count="235" meta:word-count="3459" meta:character-count="26509" meta:non-whitespace-character-count="23117"/>
  </office:meta>
</office:document-meta>
</file>